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Courier New" svg:font-family="'Courier New'"/>
    <style:font-face style:name="NimbusSanL" svg:font-family="NimbusSanL"/>
    <style:font-face style:name="SourceSansPro" svg:font-family="SourceSansPro"/>
    <style:font-face style:name="Symbol" svg:font-family="Symbol"/>
    <style:font-face style:name="Times New Roman" svg:font-family="'Times New Roman', serif"/>
    <style:font-face style:name="0" svg:font-family="0" style:font-family-generic="roman" style:font-pitch="variable"/>
    <style:font-face style:name="Liberation Serif" svg:font-family="'Liberation Serif'" style:font-family-generic="roman" style:font-pitch="variable"/>
    <style:font-face style:name="Adobe Song Std" svg:font-family="'Adobe Song Std'" style:font-family-generic="swiss" style:font-pitch="variable"/>
    <style:font-face style:name="Bodoni" svg:font-family="Bodon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ula1" style:family="table">
      <style:table-properties style:width="17cm" table:align="left" style:shadow="none"/>
    </style:style>
    <style:style style:name="Taula1.A" style:family="table-column">
      <style:table-column-properties style:column-width="5.288cm"/>
    </style:style>
    <style:style style:name="Taula1.B" style:family="table-column">
      <style:table-column-properties style:column-width="7.682cm"/>
    </style:style>
    <style:style style:name="Taula1.C" style:family="table-column">
      <style:table-column-properties style:column-width="4.03cm"/>
    </style:style>
    <style:style style:name="Taula1.A1" style:family="table-cell">
      <style:table-cell-properties style:vertical-align="middle" fo:padding="0.049cm" fo:border-left="0.05pt solid #cccccc" fo:border-right="none" fo:border-top="0.05pt solid #cccccc" fo:border-bottom="0.05pt solid #cccccc"/>
    </style:style>
    <style:style style:name="Taula1.B1" style:family="table-cell">
      <style:table-cell-properties style:vertical-align="middle" fo:padding="0.049cm" fo:border-left="none" fo:border-right="none" fo:border-top="0.05pt solid #cccccc" fo:border-bottom="0.05pt solid #cccccc"/>
    </style:style>
    <style:style style:name="Taula1.C1" style:family="table-cell">
      <style:table-cell-properties style:vertical-align="middle" fo:padding="0.049cm" fo:border-left="none" fo:border-right="0.05pt solid #cccccc" fo:border-top="0.05pt solid #cccccc" fo:border-bottom="0.05pt solid #cccccc"/>
    </style:style>
    <style:style style:name="Taula1.A2" style:family="table-cell">
      <style:table-cell-properties style:vertical-align="middle" fo:padding="0.049cm" fo:border-left="0.05pt solid #cccccc" fo:border-right="none" fo:border-top="none" fo:border-bottom="0.05pt solid #cccccc"/>
    </style:style>
    <style:style style:name="Taula1.B2" style:family="table-cell">
      <style:table-cell-properties style:vertical-align="middle" fo:padding="0.049cm" fo:border-left="none" fo:border-right="none" fo:border-top="none" fo:border-bottom="0.05pt solid #cccccc"/>
    </style:style>
    <style:style style:name="Taula1.C2" style:family="table-cell">
      <style:table-cell-properties style:vertical-align="middle" fo:padding="0.049cm" fo:border-left="none" fo:border-right="0.05pt solid #cccccc" fo:border-top="none" fo:border-bottom="0.05pt solid #cccccc"/>
    </style:style>
    <style:style style:name="Taula2" style:family="table">
      <style:table-properties style:width="17cm" table:align="left" style:shadow="none"/>
    </style:style>
    <style:style style:name="Taula2.A" style:family="table-column">
      <style:table-column-properties style:column-width="2.506cm"/>
    </style:style>
    <style:style style:name="Taula2.B" style:family="table-column">
      <style:table-column-properties style:column-width="3.127cm"/>
    </style:style>
    <style:style style:name="Taula2.C" style:family="table-column">
      <style:table-column-properties style:column-width="1.739cm"/>
    </style:style>
    <style:style style:name="Taula2.D" style:family="table-column">
      <style:table-column-properties style:column-width="9.627cm"/>
    </style:style>
    <style:style style:name="Taula2.A1" style:family="table-cell">
      <style:table-cell-properties style:vertical-align="middle" fo:background-color="#6666ff" fo:padding="0cm" fo:border="none">
        <style:background-image/>
      </style:table-cell-properties>
    </style:style>
    <style:style style:name="Taula2.A2" style:family="table-cell">
      <style:table-cell-properties fo:background-color="#99ffff" fo:padding="0cm" fo:border="none">
        <style:background-image/>
      </style:table-cell-properties>
    </style:style>
    <style:style style:name="Taula2.B2" style:family="table-cell">
      <style:table-cell-properties fo:background-color="#99ffff" fo:padding="0cm" fo:border="none">
        <style:background-image/>
      </style:table-cell-properties>
    </style:style>
    <style:style style:name="Taula2.C2" style:family="table-cell">
      <style:table-cell-properties fo:background-color="#99ffff" fo:padding="0cm" fo:border="none">
        <style:background-image/>
      </style:table-cell-properties>
    </style:style>
    <style:style style:name="Taula2.D2" style:family="table-cell">
      <style:table-cell-properties fo:background-color="#99ffff" fo:padding="0cm" fo:border="none">
        <style:background-image/>
      </style:table-cell-properties>
    </style:style>
    <style:style style:name="Taula2.A3" style:family="table-cell">
      <style:table-cell-properties fo:background-color="transparent" fo:padding="0cm" fo:border="none">
        <style:background-image/>
      </style:table-cell-properties>
    </style:style>
    <style:style style:name="Taula2.B3" style:family="table-cell">
      <style:table-cell-properties fo:background-color="transparent" fo:padding="0cm" fo:border="none">
        <style:background-image/>
      </style:table-cell-properties>
    </style:style>
    <style:style style:name="Taula2.C3" style:family="table-cell">
      <style:table-cell-properties fo:background-color="transparent" fo:padding="0cm" fo:border="none">
        <style:background-image/>
      </style:table-cell-properties>
    </style:style>
    <style:style style:name="Taula2.D3" style:family="table-cell">
      <style:table-cell-properties fo:background-color="transparent" fo:padding="0cm" fo:border="none">
        <style:background-image/>
      </style:table-cell-properties>
    </style:style>
    <style:style style:name="Taula2.A4" style:family="table-cell">
      <style:table-cell-properties fo:background-color="#99ffff" fo:padding="0cm" fo:border="none">
        <style:background-image/>
      </style:table-cell-properties>
    </style:style>
    <style:style style:name="Taula2.B4" style:family="table-cell">
      <style:table-cell-properties fo:background-color="#99ffff" fo:padding="0cm" fo:border="none">
        <style:background-image/>
      </style:table-cell-properties>
    </style:style>
    <style:style style:name="Taula2.C4" style:family="table-cell">
      <style:table-cell-properties fo:background-color="#99ffff" fo:padding="0cm" fo:border="none">
        <style:background-image/>
      </style:table-cell-properties>
    </style:style>
    <style:style style:name="Taula2.D4" style:family="table-cell">
      <style:table-cell-properties fo:background-color="#99ffff" fo:padding="0cm" fo:border="none">
        <style:background-image/>
      </style:table-cell-properties>
    </style:style>
    <style:style style:name="Taula2.A5" style:family="table-cell">
      <style:table-cell-properties fo:background-color="transparent" fo:padding="0cm" fo:border="none">
        <style:background-image/>
      </style:table-cell-properties>
    </style:style>
    <style:style style:name="Taula2.B5" style:family="table-cell">
      <style:table-cell-properties fo:background-color="transparent" fo:padding="0cm" fo:border="none">
        <style:background-image/>
      </style:table-cell-properties>
    </style:style>
    <style:style style:name="Taula2.C5" style:family="table-cell">
      <style:table-cell-properties fo:background-color="transparent" fo:padding="0cm" fo:border="none">
        <style:background-image/>
      </style:table-cell-properties>
    </style:style>
    <style:style style:name="Taula2.D5" style:family="table-cell">
      <style:table-cell-properties fo:background-color="transparent" fo:padding="0cm" fo:border="none">
        <style:background-image/>
      </style:table-cell-properties>
    </style:style>
    <style:style style:name="Taula2.A6" style:family="table-cell">
      <style:table-cell-properties fo:background-color="#99ffff" fo:padding="0cm" fo:border="none">
        <style:background-image/>
      </style:table-cell-properties>
    </style:style>
    <style:style style:name="Taula2.B6" style:family="table-cell">
      <style:table-cell-properties fo:background-color="#99ffff" fo:padding="0cm" fo:border="none">
        <style:background-image/>
      </style:table-cell-properties>
    </style:style>
    <style:style style:name="Taula2.C6" style:family="table-cell">
      <style:table-cell-properties fo:background-color="#99ffff" fo:padding="0cm" fo:border="none">
        <style:background-image/>
      </style:table-cell-properties>
    </style:style>
    <style:style style:name="Taula2.D6" style:family="table-cell">
      <style:table-cell-properties fo:background-color="#99ffff" fo:padding="0cm" fo:border="none">
        <style:background-image/>
      </style:table-cell-properties>
    </style:style>
    <style:style style:name="Taula2.A7" style:family="table-cell">
      <style:table-cell-properties fo:background-color="transparent" fo:padding="0cm" fo:border="none">
        <style:background-image/>
      </style:table-cell-properties>
    </style:style>
    <style:style style:name="Taula2.B7" style:family="table-cell">
      <style:table-cell-properties fo:background-color="transparent" fo:padding="0cm" fo:border="none">
        <style:background-image/>
      </style:table-cell-properties>
    </style:style>
    <style:style style:name="Taula2.C7" style:family="table-cell">
      <style:table-cell-properties fo:background-color="transparent" fo:padding="0cm" fo:border="none">
        <style:background-image/>
      </style:table-cell-properties>
    </style:style>
    <style:style style:name="Taula2.D7" style:family="table-cell">
      <style:table-cell-properties fo:background-color="transparent" fo:padding="0cm" fo:border="none">
        <style:background-image/>
      </style:table-cell-properties>
    </style:style>
    <style:style style:name="Taula2.A8" style:family="table-cell">
      <style:table-cell-properties fo:background-color="#99ffff" fo:padding="0cm" fo:border="none">
        <style:background-image/>
      </style:table-cell-properties>
    </style:style>
    <style:style style:name="Taula2.B8" style:family="table-cell">
      <style:table-cell-properties fo:background-color="#99ffff" fo:padding="0cm" fo:border="none">
        <style:background-image/>
      </style:table-cell-properties>
    </style:style>
    <style:style style:name="Taula2.C8" style:family="table-cell">
      <style:table-cell-properties fo:background-color="#99ffff" fo:padding="0cm" fo:border="none">
        <style:background-image/>
      </style:table-cell-properties>
    </style:style>
    <style:style style:name="Taula2.D8" style:family="table-cell">
      <style:table-cell-properties fo:background-color="#99ffff" fo:padding="0cm" fo:border="none">
        <style:background-image/>
      </style:table-cell-properties>
    </style:style>
    <style:style style:name="Taula2.A9" style:family="table-cell">
      <style:table-cell-properties fo:background-color="transparent" fo:padding="0cm" fo:border="none">
        <style:background-image/>
      </style:table-cell-properties>
    </style:style>
    <style:style style:name="Taula2.B9" style:family="table-cell">
      <style:table-cell-properties fo:background-color="transparent" fo:padding="0cm" fo:border="none">
        <style:background-image/>
      </style:table-cell-properties>
    </style:style>
    <style:style style:name="Taula2.C9" style:family="table-cell">
      <style:table-cell-properties fo:background-color="transparent" fo:padding="0cm" fo:border="none">
        <style:background-image/>
      </style:table-cell-properties>
    </style:style>
    <style:style style:name="Taula2.D9" style:family="table-cell">
      <style:table-cell-properties fo:background-color="transparent" fo:padding="0cm" fo:border="none">
        <style:background-image/>
      </style:table-cell-properties>
    </style:style>
    <style:style style:name="Taula2.A10" style:family="table-cell">
      <style:table-cell-properties fo:background-color="#99ffff" fo:padding="0cm" fo:border="none">
        <style:background-image/>
      </style:table-cell-properties>
    </style:style>
    <style:style style:name="Taula2.B10" style:family="table-cell">
      <style:table-cell-properties fo:background-color="#99ffff" fo:padding="0cm" fo:border="none">
        <style:background-image/>
      </style:table-cell-properties>
    </style:style>
    <style:style style:name="Taula2.C10" style:family="table-cell">
      <style:table-cell-properties fo:background-color="#99ffff" fo:padding="0cm" fo:border="none">
        <style:background-image/>
      </style:table-cell-properties>
    </style:style>
    <style:style style:name="Taula2.D10" style:family="table-cell">
      <style:table-cell-properties fo:background-color="#99ffff" fo:padding="0cm" fo:border="none">
        <style:background-image/>
      </style:table-cell-properties>
    </style:style>
    <style:style style:name="Taula3" style:family="table">
      <style:table-properties style:width="15.346cm" fo:margin-left="0.127cm" table:align="left"/>
    </style:style>
    <style:style style:name="Taula3.A" style:family="table-column">
      <style:table-column-properties style:column-width="2.805cm"/>
    </style:style>
    <style:style style:name="Taula3.B" style:family="table-column">
      <style:table-column-properties style:column-width="4.501cm"/>
    </style:style>
    <style:style style:name="Taula3.C" style:family="table-column">
      <style:table-column-properties style:column-width="1.325cm"/>
    </style:style>
    <style:style style:name="Taula3.D" style:family="table-column">
      <style:table-column-properties style:column-width="1.08cm"/>
    </style:style>
    <style:style style:name="Taula3.E" style:family="table-column">
      <style:table-column-properties style:column-width="5.636cm"/>
    </style:style>
    <style:style style:name="Taula3.A1" style:family="table-cell">
      <style:table-cell-properties fo:background-color="#9900ff" fo:padding="0cm" fo:border="none">
        <style:background-image/>
      </style:table-cell-properties>
    </style:style>
    <style:style style:name="Taula3.A2" style:family="table-cell">
      <style:table-cell-properties fo:background-color="#99ffff" fo:padding="0cm" fo:border="none">
        <style:background-image/>
      </style:table-cell-properties>
    </style:style>
    <style:style style:name="Taula3.A3" style:family="table-cell">
      <style:table-cell-properties fo:background-color="transparent" fo:padding="0cm" fo:border="none">
        <style:background-image/>
      </style:table-cell-properties>
    </style:style>
    <style:style style:name="Taula4" style:family="table">
      <style:table-properties style:width="16.695cm" table:align="left"/>
    </style:style>
    <style:style style:name="Taula4.A" style:family="table-column">
      <style:table-column-properties style:column-width="3.493cm"/>
    </style:style>
    <style:style style:name="Taula4.B" style:family="table-column">
      <style:table-column-properties style:column-width="1.7cm"/>
    </style:style>
    <style:style style:name="Taula4.C" style:family="table-column">
      <style:table-column-properties style:column-width="2.066cm"/>
    </style:style>
    <style:style style:name="Taula4.D" style:family="table-column">
      <style:table-column-properties style:column-width="9.437cm"/>
    </style:style>
    <style:style style:name="Taula4.A1" style:family="table-cell">
      <style:table-cell-properties fo:background-color="#9900ff" fo:padding="0cm" fo:border="none">
        <style:background-image/>
      </style:table-cell-properties>
    </style:style>
    <style:style style:name="Taula4.A2" style:family="table-cell">
      <style:table-cell-properties fo:background-color="#99ffff" fo:padding="0cm" fo:border="none">
        <style:background-image/>
      </style:table-cell-properties>
    </style:style>
    <style:style style:name="Taula4.A3" style:family="table-cell">
      <style:table-cell-properties fo:padding="0cm" fo:border="none"/>
    </style:style>
    <style:style style:name="Taula4.B3" style:family="table-cell">
      <style:table-cell-properties fo:padding="0cm" fo:border="none"/>
    </style:style>
    <style:style style:name="Taula4.C3" style:family="table-cell">
      <style:table-cell-properties fo:padding="0cm" fo:border="none"/>
    </style:style>
    <style:style style:name="Taula4.D3" style:family="table-cell">
      <style:table-cell-properties fo:padding="0cm" fo:border="none"/>
    </style:style>
    <style:style style:name="Taula4.A5" style:family="table-cell">
      <style:table-cell-properties fo:padding="0cm" fo:border="none"/>
    </style:style>
    <style:style style:name="Taula4.B5" style:family="table-cell">
      <style:table-cell-properties fo:padding="0cm" fo:border="none"/>
    </style:style>
    <style:style style:name="Taula4.C5" style:family="table-cell">
      <style:table-cell-properties fo:padding="0cm" fo:border="none"/>
    </style:style>
    <style:style style:name="Taula4.D5" style:family="table-cell">
      <style:table-cell-properties fo:padding="0cm" fo:border="none"/>
    </style:style>
    <style:style style:name="Taula4.A7" style:family="table-cell">
      <style:table-cell-properties fo:padding="0cm" fo:border="none"/>
    </style:style>
    <style:style style:name="Taula4.B7" style:family="table-cell">
      <style:table-cell-properties fo:padding="0cm" fo:border="none"/>
    </style:style>
    <style:style style:name="Taula4.C7" style:family="table-cell">
      <style:table-cell-properties fo:padding="0cm" fo:border="none"/>
    </style:style>
    <style:style style:name="Taula4.D7" style:family="table-cell">
      <style:table-cell-properties fo:padding="0cm" fo:border="none"/>
    </style:style>
    <style:style style:name="Taula4.A9" style:family="table-cell">
      <style:table-cell-properties fo:padding="0cm" fo:border="none"/>
    </style:style>
    <style:style style:name="Taula4.B9" style:family="table-cell">
      <style:table-cell-properties fo:padding="0cm" fo:border="none"/>
    </style:style>
    <style:style style:name="Taula4.C9" style:family="table-cell">
      <style:table-cell-properties fo:padding="0cm" fo:border="none"/>
    </style:style>
    <style:style style:name="Taula4.D9" style:family="table-cell">
      <style:table-cell-properties fo:padding="0cm" fo:border="none"/>
    </style:style>
    <style:style style:name="Taula5" style:family="table">
      <style:table-properties style:width="16.596cm" table:align="left"/>
    </style:style>
    <style:style style:name="Taula5.A" style:family="table-column">
      <style:table-column-properties style:column-width="2.91cm"/>
    </style:style>
    <style:style style:name="Taula5.B" style:family="table-column">
      <style:table-column-properties style:column-width="13.686cm"/>
    </style:style>
    <style:style style:name="Taula5.A1" style:family="table-cell">
      <style:table-cell-properties fo:background-color="#9900ff" fo:padding="0cm" fo:border="none">
        <style:background-image/>
      </style:table-cell-properties>
    </style:style>
    <style:style style:name="Taula5.A2" style:family="table-cell">
      <style:table-cell-properties fo:background-color="#66ffff" fo:padding="0cm" fo:border="none">
        <style:background-image/>
      </style:table-cell-properties>
    </style:style>
    <style:style style:name="Taula5.A3" style:family="table-cell">
      <style:table-cell-properties fo:padding="0cm" fo:border="none"/>
    </style:style>
    <style:style style:name="Taula5.B3" style:family="table-cell">
      <style:table-cell-properties fo:padding="0cm" fo:border="none"/>
    </style:style>
    <style:style style:name="Taula5.A5" style:family="table-cell">
      <style:table-cell-properties fo:padding="0cm" fo:border="none"/>
    </style:style>
    <style:style style:name="Taula5.B5" style:family="table-cell">
      <style:table-cell-properties fo:padding="0cm" fo:border="none"/>
    </style:style>
    <style:style style:name="Taula6" style:family="table">
      <style:table-properties style:width="15.139cm" table:align="left"/>
    </style:style>
    <style:style style:name="Taula6.A" style:family="table-column">
      <style:table-column-properties style:column-width="3.427cm"/>
    </style:style>
    <style:style style:name="Taula6.B" style:family="table-column">
      <style:table-column-properties style:column-width="3.254cm"/>
    </style:style>
    <style:style style:name="Taula6.C" style:family="table-column">
      <style:table-column-properties style:column-width="3.847cm"/>
    </style:style>
    <style:style style:name="Taula6.D" style:family="table-column">
      <style:table-column-properties style:column-width="4.611cm"/>
    </style:style>
    <style:style style:name="Taula6.A1" style:family="table-cell">
      <style:table-cell-properties fo:background-color="#9900ff" fo:padding="0cm" fo:border="none">
        <style:background-image/>
      </style:table-cell-properties>
    </style:style>
    <style:style style:name="Taula6.A2" style:family="table-cell">
      <style:table-cell-properties fo:background-color="#66ffff" fo:padding="0cm" fo:border="none">
        <style:background-image/>
      </style:table-cell-properties>
    </style:style>
    <style:style style:name="Taula6.A3" style:family="table-cell">
      <style:table-cell-properties fo:padding="0cm" fo:border="none"/>
    </style:style>
    <style:style style:name="Taula6.B3" style:family="table-cell">
      <style:table-cell-properties fo:padding="0cm" fo:border="none"/>
    </style:style>
    <style:style style:name="Taula6.C3" style:family="table-cell">
      <style:table-cell-properties fo:padding="0cm" fo:border="none"/>
    </style:style>
    <style:style style:name="Taula6.D3" style:family="table-cell">
      <style:table-cell-properties fo:padding="0cm" fo:border="none"/>
    </style:style>
    <style:style style:name="Taula6.A5" style:family="table-cell">
      <style:table-cell-properties fo:padding="0cm" fo:border="none"/>
    </style:style>
    <style:style style:name="Taula6.B5" style:family="table-cell">
      <style:table-cell-properties fo:padding="0cm" fo:border="none"/>
    </style:style>
    <style:style style:name="Taula6.C5" style:family="table-cell">
      <style:table-cell-properties fo:padding="0cm" fo:border="none"/>
    </style:style>
    <style:style style:name="Taula6.D5" style:family="table-cell">
      <style:table-cell-properties fo:padding="0cm" fo:border="none"/>
    </style:style>
    <style:style style:name="Taula6.A7" style:family="table-cell">
      <style:table-cell-properties fo:padding="0cm" fo:border="none"/>
    </style:style>
    <style:style style:name="Taula6.B7" style:family="table-cell">
      <style:table-cell-properties fo:padding="0cm" fo:border="none"/>
    </style:style>
    <style:style style:name="Taula6.C7" style:family="table-cell">
      <style:table-cell-properties fo:padding="0cm" fo:border="none"/>
    </style:style>
    <style:style style:name="Taula6.D7" style:family="table-cell">
      <style:table-cell-properties fo:padding="0cm" fo:border="none"/>
    </style:style>
    <style:style style:name="P1" style:family="paragraph" style:parent-style-name="Heading_20_1">
      <style:paragraph-properties fo:break-before="page"/>
      <style:text-properties fo:language="en" fo:country="US"/>
    </style:style>
    <style:style style:name="P2" style:family="paragraph" style:parent-style-name="Heading_20_1">
      <style:text-properties fo:language="en" fo:country="US"/>
    </style:style>
    <style:style style:name="P3" style:family="paragraph" style:parent-style-name="Table_20_Contents">
      <style:text-properties fo:language="en" fo:country="US"/>
    </style:style>
    <style:style style:name="P4" style:family="paragraph" style:parent-style-name="Table_20_Contents">
      <style:text-properties fo:font-size="2pt" fo:language="en" fo:country="US" style:font-size-asian="2pt" style:font-size-complex="2pt"/>
    </style:style>
    <style:style style:name="P5" style:family="paragraph" style:parent-style-name="Table_20_Contents">
      <style:paragraph-properties fo:margin-top="0cm" fo:margin-bottom="0.499cm" loext:contextual-spacing="false"/>
    </style:style>
    <style:style style:name="P6" style:family="paragraph" style:parent-style-name="Table_20_Contents">
      <style:paragraph-properties fo:margin-top="0cm" fo:margin-bottom="0.499cm" loext:contextual-spacing="false"/>
      <style:text-properties fo:language="en" fo:country="US"/>
    </style:style>
    <style:style style:name="P7" style:family="paragraph" style:parent-style-name="Table_20_Contents">
      <style:paragraph-properties fo:margin-top="0cm" fo:margin-bottom="0.499cm" loext:contextual-spacing="false"/>
      <style:text-properties fo:language="en" fo:country="US" fo:font-weight="bold"/>
    </style:style>
    <style:style style:name="P8" style:family="paragraph" style:parent-style-name="Table_20_Contents">
      <style:paragraph-properties fo:margin-top="0cm" fo:margin-bottom="0.499cm" loext:contextual-spacing="false"/>
      <style:text-properties officeooo:paragraph-rsid="004319df"/>
    </style:style>
    <style:style style:name="P9" style:family="paragraph" style:parent-style-name="Text_20_body">
      <style:paragraph-properties fo:margin-top="0cm" fo:margin-bottom="0.499cm" loext:contextual-spacing="false"/>
      <style:text-properties fo:language="en" fo:country="US" officeooo:paragraph-rsid="0048f5af"/>
    </style:style>
    <style:style style:name="P10" style:family="paragraph" style:parent-style-name="Heading_20_2">
      <style:paragraph-properties fo:margin-left="0.741cm" fo:margin-right="0cm" fo:text-indent="-0.741cm" style:auto-text-indent="false"/>
      <style:text-properties fo:language="en" fo:country="US"/>
    </style:style>
    <style:style style:name="P11" style:family="paragraph" style:parent-style-name="Heading_20_2">
      <style:text-properties fo:language="en" fo:country="US"/>
    </style:style>
    <style:style style:name="P12" style:family="paragraph" style:parent-style-name="Text_20_body">
      <style:text-properties style:font-name="Times New Roman" fo:font-size="14pt" fo:language="en" fo:country="US"/>
    </style:style>
    <style:style style:name="P13" style:family="paragraph" style:parent-style-name="Text_20_body">
      <style:text-properties style:font-name="Times New Roman" fo:language="en" fo:country="US"/>
    </style:style>
    <style:style style:name="P14" style:family="paragraph" style:parent-style-name="Text_20_body">
      <style:text-properties style:font-name="Times New Roman" fo:language="en" fo:country="US" officeooo:rsid="001b3c79"/>
    </style:style>
    <style:style style:name="P15" style:family="paragraph" style:parent-style-name="Text_20_body">
      <style:text-properties style:font-name="Times New Roman" fo:language="en" fo:country="US" officeooo:paragraph-rsid="00263347"/>
    </style:style>
    <style:style style:name="P16" style:family="paragraph" style:parent-style-name="Text_20_body">
      <style:text-properties style:font-name="Times New Roman" fo:language="en" fo:country="US" officeooo:rsid="001d0462" officeooo:paragraph-rsid="003616ab"/>
    </style:style>
    <style:style style:name="P17" style:family="paragraph" style:parent-style-name="Text_20_body">
      <style:text-properties style:font-name="Times New Roman" fo:language="en" fo:country="US" officeooo:rsid="002b2061" officeooo:paragraph-rsid="003844e6"/>
    </style:style>
    <style:style style:name="P18" style:family="paragraph" style:parent-style-name="Text_20_body">
      <style:text-properties fo:language="en" fo:country="US"/>
    </style:style>
    <style:style style:name="P19" style:family="paragraph" style:parent-style-name="Text_20_body">
      <style:paragraph-properties fo:text-align="center" style:justify-single-word="false"/>
      <style:text-properties fo:language="en" fo:country="US"/>
    </style:style>
    <style:style style:name="P20" style:family="paragraph" style:parent-style-name="Text_20_body">
      <style:text-properties fo:language="en" fo:country="US" style:text-underline-style="solid" style:text-underline-width="auto" style:text-underline-color="font-color"/>
    </style:style>
    <style:style style:name="P21" style:family="paragraph" style:parent-style-name="Text_20_body">
      <style:text-properties fo:language="en" fo:country="US" officeooo:paragraph-rsid="00213d86"/>
    </style:style>
    <style:style style:name="P22" style:family="paragraph" style:parent-style-name="Text_20_body">
      <style:text-properties fo:language="en" fo:country="US" officeooo:paragraph-rsid="00263347"/>
    </style:style>
    <style:style style:name="P23" style:family="paragraph" style:parent-style-name="Text_20_body">
      <style:text-properties fo:language="en" fo:country="US" officeooo:rsid="001acf2b" officeooo:paragraph-rsid="003616ab"/>
    </style:style>
    <style:style style:name="P24" style:family="paragraph" style:parent-style-name="Text_20_body">
      <style:text-properties fo:language="en" fo:country="US" officeooo:paragraph-rsid="00470d7e"/>
    </style:style>
    <style:style style:name="P25" style:family="paragraph" style:parent-style-name="Text_20_body">
      <style:text-properties officeooo:paragraph-rsid="00343aff"/>
    </style:style>
    <style:style style:name="P26" style:family="paragraph" style:parent-style-name="Text_20_body">
      <style:text-properties officeooo:rsid="00343aff" officeooo:paragraph-rsid="003844e6"/>
    </style:style>
    <style:style style:name="P27" style:family="paragraph" style:parent-style-name="Text_20_body">
      <style:text-properties officeooo:rsid="00343aff" officeooo:paragraph-rsid="003a4c6b"/>
    </style:style>
    <style:style style:name="P28" style:family="paragraph" style:parent-style-name="Text_20_body">
      <style:text-properties officeooo:paragraph-rsid="003b8f34"/>
    </style:style>
    <style:style style:name="P29" style:family="paragraph" style:parent-style-name="Heading_20_3">
      <style:text-properties officeooo:rsid="0023277a" officeooo:paragraph-rsid="003616ab"/>
    </style:style>
    <style:style style:name="P30" style:family="paragraph" style:parent-style-name="Table_20_Contents">
      <style:text-properties fo:language="en" fo:country="US" officeooo:rsid="00731bb4" officeooo:paragraph-rsid="00731bb4"/>
    </style:style>
    <style:style style:name="P31" style:family="paragraph" style:parent-style-name="Table_20_Contents" style:list-style-name="L8">
      <style:paragraph-properties fo:margin-top="0cm" fo:margin-bottom="0.499cm" loext:contextual-spacing="false"/>
      <style:text-properties fo:language="en" fo:country="US" officeooo:paragraph-rsid="00213d86"/>
    </style:style>
    <style:style style:name="P32" style:family="paragraph" style:parent-style-name="Table_20_Contents">
      <style:paragraph-properties fo:margin-top="0cm" fo:margin-bottom="0.499cm" loext:contextual-spacing="false"/>
      <style:text-properties fo:language="en" fo:country="US" fo:background-color="#ff99ff"/>
    </style:style>
    <style:style style:name="P33" style:family="paragraph" style:parent-style-name="Table_20_Contents">
      <style:paragraph-properties fo:margin-top="0cm" fo:margin-bottom="0.499cm" loext:contextual-spacing="false"/>
      <style:text-properties fo:language="en" fo:country="US" fo:background-color="transparent"/>
    </style:style>
    <style:style style:name="P34" style:family="paragraph" style:parent-style-name="Table_20_Contents">
      <style:paragraph-properties fo:margin-top="0cm" fo:margin-bottom="0.499cm" loext:contextual-spacing="false" fo:text-align="center" style:justify-single-word="false"/>
      <style:text-properties fo:color="#ffffff" fo:language="en" fo:country="US" fo:font-weight="bold" fo:background-color="transparent"/>
    </style:style>
    <style:style style:name="P35" style:family="paragraph" style:parent-style-name="Table_20_Contents">
      <style:paragraph-properties fo:margin-top="0cm" fo:margin-bottom="0.499cm" loext:contextual-spacing="false" fo:text-align="center" style:justify-single-word="false"/>
      <style:text-properties fo:color="#ffffff" fo:language="en" fo:country="US" fo:font-weight="bold"/>
    </style:style>
    <style:style style:name="P36" style:family="paragraph" style:parent-style-name="Table_20_Contents">
      <style:paragraph-properties fo:margin-top="0cm" fo:margin-bottom="0.499cm" loext:contextual-spacing="false" fo:text-align="center" style:justify-single-word="false"/>
      <style:text-properties fo:color="#ffffff" fo:language="en" fo:country="US" fo:font-weight="bold" officeooo:rsid="00686398" officeooo:paragraph-rsid="00686398"/>
    </style:style>
    <style:style style:name="P37" style:family="paragraph" style:parent-style-name="Table_20_Contents">
      <style:paragraph-properties fo:margin-top="0cm" fo:margin-bottom="0.499cm" loext:contextual-spacing="false"/>
      <style:text-properties style:use-window-font-color="true" fo:language="en" fo:country="US"/>
    </style:style>
    <style:style style:name="P38" style:family="paragraph" style:parent-style-name="Table_20_Contents">
      <style:paragraph-properties fo:margin-top="0cm" fo:margin-bottom="0.499cm" loext:contextual-spacing="false"/>
      <style:text-properties style:use-window-font-color="true" fo:language="en" fo:country="US" fo:font-weight="bold"/>
    </style:style>
    <style:style style:name="P39" style:family="paragraph" style:parent-style-name="Footnote">
      <style:text-properties fo:font-size="10pt" style:font-size-asian="10pt" style:font-size-complex="10pt"/>
    </style:style>
    <style:style style:name="P40" style:family="paragraph" style:parent-style-name="Footnote">
      <style:text-properties fo:font-size="10pt" officeooo:paragraph-rsid="00575014" style:font-size-asian="10pt" style:font-size-complex="10pt"/>
    </style:style>
    <style:style style:name="P41" style:family="paragraph" style:parent-style-name="Footnote">
      <style:text-properties fo:font-size="10pt" officeooo:paragraph-rsid="005ddd63" style:font-size-asian="10pt" style:font-size-complex="10pt"/>
    </style:style>
    <style:style style:name="P42" style:family="paragraph" style:parent-style-name="Footnote">
      <style:text-properties fo:font-size="10pt" officeooo:paragraph-rsid="0074dc86" style:font-size-asian="10pt" style:font-size-complex="10pt"/>
    </style:style>
    <style:style style:name="P43" style:family="paragraph" style:parent-style-name="Footnote">
      <style:text-properties fo:font-size="10pt" officeooo:paragraph-rsid="00761274" style:font-size-asian="10pt" style:font-size-complex="10pt"/>
    </style:style>
    <style:style style:name="P44" style:family="paragraph" style:parent-style-name="Footnote">
      <style:text-properties fo:font-size="10pt" fo:language="en" fo:country="US" officeooo:rsid="0018f86a" officeooo:paragraph-rsid="00575014" style:font-size-asian="10pt" style:font-size-complex="10pt"/>
    </style:style>
    <style:style style:name="P45" style:family="paragraph" style:parent-style-name="Footnote">
      <style:paragraph-properties fo:line-height="100%"/>
    </style:style>
    <style:style style:name="P46" style:family="paragraph" style:parent-style-name="Heading_20_1">
      <style:text-properties fo:language="en" fo:country="US"/>
    </style:style>
    <style:style style:name="P47" style:family="paragraph" style:parent-style-name="Heading_20_1">
      <style:text-properties fo:font-size="18pt" fo:language="en" fo:country="US" style:font-size-asian="18pt" style:font-size-complex="18pt"/>
    </style:style>
    <style:style style:name="P48" style:family="paragraph" style:parent-style-name="Header">
      <style:paragraph-properties fo:text-align="center" style:justify-single-word="false"/>
      <style:text-properties fo:color="#999999" fo:font-weight="normal" style:font-weight-asian="normal" style:font-weight-complex="normal"/>
    </style:style>
    <style:style style:name="P49" style:family="paragraph" style:parent-style-name="Footer">
      <style:paragraph-properties fo:text-align="end" style:justify-single-word="false"/>
    </style:style>
    <style:style style:name="P50" style:family="paragraph" style:parent-style-name="Quotations">
      <style:paragraph-properties fo:text-align="center" style:justify-single-word="false"/>
      <style:text-properties fo:language="en" fo:country="US"/>
    </style:style>
    <style:style style:name="P51" style:family="paragraph" style:parent-style-name="Quotations">
      <style:paragraph-properties fo:text-align="center" style:justify-single-word="false"/>
    </style:style>
    <style:style style:name="P52" style:family="paragraph" style:parent-style-name="Quotations">
      <style:paragraph-properties fo:text-align="center" style:justify-single-word="false"/>
      <style:text-properties fo:color="#b2b2b2" fo:font-weight="bold" officeooo:paragraph-rsid="0074dc86" style:font-weight-asian="bold" style:font-weight-complex="bold"/>
    </style:style>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4">
      <style:text-properties officeooo:paragraph-rsid="0058f4f4"/>
    </style:style>
    <style:style style:name="P56" style:family="paragraph" style:parent-style-name="Text_20_body" style:list-style-name="L5"/>
    <style:style style:name="P57" style:family="paragraph" style:parent-style-name="Text_20_body" style:list-style-name="L5">
      <style:text-properties officeooo:rsid="00343aff" officeooo:paragraph-rsid="00343aff"/>
    </style:style>
    <style:style style:name="P58" style:family="paragraph" style:parent-style-name="Text_20_body">
      <style:text-properties officeooo:rsid="00343aff" officeooo:paragraph-rsid="003a4c6b"/>
    </style:style>
    <style:style style:name="P59" style:family="paragraph" style:parent-style-name="Text_20_body">
      <style:text-properties fo:font-weight="bold" style:font-weight-asian="bold" style:font-weight-complex="bold"/>
    </style:style>
    <style:style style:name="P60" style:family="paragraph" style:parent-style-name="Text_20_body">
      <style:text-properties fo:language="en" fo:country="US"/>
    </style:style>
    <style:style style:name="P61" style:family="paragraph" style:parent-style-name="Text_20_body">
      <style:text-properties fo:language="en" fo:country="US" officeooo:rsid="00421a96" officeooo:paragraph-rsid="00421a96"/>
    </style:style>
    <style:style style:name="P62" style:family="paragraph" style:parent-style-name="Text_20_body">
      <style:text-properties fo:language="en" fo:country="US" officeooo:rsid="00532f2c" officeooo:paragraph-rsid="00532f2c"/>
    </style:style>
    <style:style style:name="P63" style:family="paragraph" style:parent-style-name="Text_20_body">
      <style:text-properties fo:language="en" fo:country="US" officeooo:paragraph-rsid="001fbf63"/>
    </style:style>
    <style:style style:name="P64" style:family="paragraph" style:parent-style-name="Text_20_body">
      <style:text-properties fo:language="en" fo:country="US" officeooo:paragraph-rsid="0023277a"/>
    </style:style>
    <style:style style:name="P65" style:family="paragraph" style:parent-style-name="Text_20_body">
      <style:text-properties fo:language="en" fo:country="US" officeooo:paragraph-rsid="005ea3c0"/>
    </style:style>
    <style:style style:name="P66" style:family="paragraph" style:parent-style-name="Text_20_body">
      <style:text-properties fo:language="en" fo:country="US" officeooo:paragraph-rsid="00263347"/>
    </style:style>
    <style:style style:name="P67" style:family="paragraph" style:parent-style-name="Text_20_body">
      <style:text-properties fo:language="en" fo:country="US" officeooo:paragraph-rsid="006582f2"/>
    </style:style>
    <style:style style:name="P68" style:family="paragraph" style:parent-style-name="Text_20_body">
      <style:text-properties fo:language="en" fo:country="US" officeooo:rsid="0065b080" officeooo:paragraph-rsid="0065b080"/>
    </style:style>
    <style:style style:name="P69" style:family="paragraph" style:parent-style-name="Text_20_body">
      <style:text-properties fo:language="en" fo:country="US" officeooo:rsid="0066d604" officeooo:paragraph-rsid="0066d604"/>
    </style:style>
    <style:style style:name="P70" style:family="paragraph" style:parent-style-name="Text_20_body">
      <style:text-properties fo:language="en" fo:country="US" style:text-underline-style="solid" style:text-underline-width="auto" style:text-underline-color="font-color" officeooo:rsid="00686398" officeooo:paragraph-rsid="00686398"/>
    </style:style>
    <style:style style:name="P71" style:family="paragraph" style:parent-style-name="Text_20_body">
      <style:text-properties fo:language="en" fo:country="US" style:text-underline-style="solid" style:text-underline-width="auto" style:text-underline-color="font-color" officeooo:paragraph-rsid="00686398"/>
    </style:style>
    <style:style style:name="P72" style:family="paragraph" style:parent-style-name="Text_20_body">
      <style:text-properties fo:language="en" fo:country="US" officeooo:paragraph-rsid="00686398"/>
    </style:style>
    <style:style style:name="P73" style:family="paragraph" style:parent-style-name="Text_20_body">
      <style:text-properties fo:language="en" fo:country="US" officeooo:paragraph-rsid="006a5b80"/>
    </style:style>
    <style:style style:name="P74" style:family="paragraph" style:parent-style-name="Text_20_body">
      <style:paragraph-properties fo:text-align="center" style:justify-single-word="false"/>
      <style:text-properties fo:language="en" fo:country="US"/>
    </style:style>
    <style:style style:name="P75" style:family="paragraph" style:parent-style-name="Text_20_body">
      <style:paragraph-properties fo:line-height="100%"/>
      <style:text-properties fo:language="en" fo:country="US" officeooo:paragraph-rsid="00761274"/>
    </style:style>
    <style:style style:name="P76" style:family="paragraph" style:parent-style-name="Text_20_body" style:list-style-name="L14"/>
    <style:style style:name="P77" style:family="paragraph" style:parent-style-name="Text_20_body">
      <style:text-properties officeooo:paragraph-rsid="00514d04"/>
    </style:style>
    <style:style style:name="P78" style:family="paragraph" style:parent-style-name="Text_20_body">
      <style:text-properties style:font-name="Times New Roman" fo:language="en" fo:country="US" fo:font-weight="bold" officeooo:paragraph-rsid="006a5b80"/>
    </style:style>
    <style:style style:name="P79" style:family="paragraph" style:parent-style-name="Text_20_body">
      <style:text-properties style:font-name="Times New Roman" fo:language="en" fo:country="US" officeooo:paragraph-rsid="00761274"/>
    </style:style>
    <style:style style:name="P80" style:family="paragraph" style:parent-style-name="Text_20_body">
      <style:text-properties style:font-name="Times New Roman" officeooo:paragraph-rsid="00575014"/>
    </style:style>
    <style:style style:name="P81" style:family="paragraph" style:parent-style-name="Text_20_body">
      <style:text-properties style:font-name="Times New Roman" officeooo:paragraph-rsid="006a5b80"/>
    </style:style>
    <style:style style:name="P82" style:family="paragraph" style:parent-style-name="Text_20_body">
      <style:text-properties style:font-name="Times New Roman" officeooo:paragraph-rsid="007cf51b"/>
    </style:style>
    <style:style style:name="P83" style:family="paragraph" style:parent-style-name="Text_20_body" style:list-style-name="L4">
      <style:text-properties officeooo:rsid="0058f4f4" officeooo:paragraph-rsid="0058f4f4"/>
    </style:style>
    <style:style style:name="P84" style:family="paragraph" style:parent-style-name="Text_20_body">
      <style:text-properties officeooo:paragraph-rsid="0058f4f4"/>
    </style:style>
    <style:style style:name="P85" style:family="paragraph" style:parent-style-name="Text_20_body">
      <style:text-properties officeooo:paragraph-rsid="00470d7e"/>
    </style:style>
    <style:style style:name="P86" style:family="paragraph" style:parent-style-name="Text_20_body">
      <style:text-properties officeooo:paragraph-rsid="005bcbf1"/>
    </style:style>
    <style:style style:name="P87" style:family="paragraph" style:parent-style-name="Text_20_body">
      <style:text-properties fo:font-size="10pt" officeooo:rsid="00343aff" officeooo:paragraph-rsid="005ddd63" style:font-size-asian="10pt" style:font-size-complex="10pt"/>
    </style:style>
    <style:style style:name="P88" style:family="paragraph" style:parent-style-name="Text_20_body">
      <style:text-properties fo:font-size="10pt" officeooo:rsid="00343aff" officeooo:paragraph-rsid="0058f4f4" style:font-size-asian="10pt" style:font-size-complex="10pt"/>
    </style:style>
    <style:style style:name="P89" style:family="paragraph" style:parent-style-name="Text_20_body">
      <style:text-properties fo:font-size="10pt" officeooo:paragraph-rsid="005ddd63" style:font-size-asian="10pt" style:font-size-complex="10pt"/>
    </style:style>
    <style:style style:name="P90" style:family="paragraph" style:parent-style-name="Text_20_body">
      <style:paragraph-properties fo:line-height="100%"/>
      <style:text-properties fo:font-size="10pt" officeooo:paragraph-rsid="006100a8" style:font-size-asian="10pt" style:font-size-complex="10pt"/>
    </style:style>
    <style:style style:name="P91" style:family="paragraph" style:parent-style-name="Text_20_body">
      <style:text-properties officeooo:paragraph-rsid="005ddd63"/>
    </style:style>
    <style:style style:name="P92" style:family="paragraph" style:parent-style-name="Text_20_body">
      <style:text-properties officeooo:paragraph-rsid="005ea3c0"/>
    </style:style>
    <style:style style:name="P93" style:family="paragraph" style:parent-style-name="Text_20_body">
      <style:text-properties officeooo:paragraph-rsid="005f525e"/>
    </style:style>
    <style:style style:name="P94" style:family="paragraph" style:parent-style-name="Text_20_body">
      <style:text-properties officeooo:paragraph-rsid="006582f2"/>
    </style:style>
    <style:style style:name="P95" style:family="paragraph" style:parent-style-name="Text_20_body">
      <style:text-properties officeooo:paragraph-rsid="00686398"/>
    </style:style>
    <style:style style:name="P96" style:family="paragraph" style:parent-style-name="Text_20_body">
      <style:text-properties officeooo:paragraph-rsid="006ba30f"/>
    </style:style>
    <style:style style:name="P97" style:family="paragraph" style:parent-style-name="Text_20_body">
      <style:text-properties officeooo:paragraph-rsid="006c5ff2"/>
    </style:style>
    <style:style style:name="P98" style:family="paragraph" style:parent-style-name="Text_20_body">
      <style:text-properties officeooo:rsid="006d2ca5" officeooo:paragraph-rsid="006d2ca5"/>
    </style:style>
    <style:style style:name="P99" style:family="paragraph" style:parent-style-name="Text_20_body">
      <style:text-properties officeooo:rsid="006d2ca5" officeooo:paragraph-rsid="006eaa2f"/>
    </style:style>
    <style:style style:name="P100" style:family="paragraph" style:parent-style-name="Text_20_body">
      <style:text-properties officeooo:rsid="006d2ca5" officeooo:paragraph-rsid="0079ecef"/>
    </style:style>
    <style:style style:name="P101" style:family="paragraph" style:parent-style-name="Text_20_body">
      <style:text-properties fo:color="#666666" style:font-name="Times New Roman" fo:font-size="24pt" fo:language="en" fo:country="US" officeooo:rsid="002b8df3"/>
    </style:style>
    <style:style style:name="P102" style:family="paragraph" style:parent-style-name="Text_20_body">
      <style:paragraph-properties fo:text-align="center" style:justify-single-word="false"/>
      <style:text-properties fo:color="#565656" style:font-name="Calibri" fo:font-size="10pt"/>
    </style:style>
    <style:style style:name="P103" style:family="paragraph" style:parent-style-name="Text_20_body">
      <style:text-properties officeooo:paragraph-rsid="00761274"/>
    </style:style>
    <style:style style:name="P104" style:family="paragraph" style:parent-style-name="Text_20_body">
      <style:text-properties officeooo:paragraph-rsid="00780f52"/>
    </style:style>
    <style:style style:name="P105" style:family="paragraph" style:parent-style-name="Text_20_body" style:list-style-name="L39">
      <style:text-properties officeooo:paragraph-rsid="005bcbf1"/>
    </style:style>
    <style:style style:name="P106" style:family="paragraph" style:parent-style-name="Text_20_body" style:list-style-name="L39">
      <style:text-properties officeooo:paragraph-rsid="005ddd63"/>
    </style:style>
    <style:style style:name="P107" style:family="paragraph" style:parent-style-name="Text_20_body">
      <style:text-properties officeooo:rsid="0079ecef" officeooo:paragraph-rsid="0079ecef"/>
    </style:style>
    <style:style style:name="P108" style:family="paragraph" style:parent-style-name="Text_20_body">
      <style:text-properties officeooo:rsid="0079ecef" officeooo:paragraph-rsid="007a563b"/>
    </style:style>
    <style:style style:name="P109" style:family="paragraph" style:parent-style-name="Text_20_body">
      <style:text-properties style:text-underline-style="none" fo:font-weight="bold" officeooo:paragraph-rsid="0058f4f4" style:font-weight-asian="bold" style:font-weight-complex="bold"/>
    </style:style>
    <style:style style:name="P110" style:family="paragraph" style:parent-style-name="Text_20_body" style:list-style-name="L14">
      <style:paragraph-properties fo:margin-top="0cm" fo:margin-bottom="0cm" loext:contextual-spacing="false"/>
    </style:style>
    <style:style style:name="P111" style:family="paragraph" style:parent-style-name="Text_20_body" style:list-style-name="L16">
      <style:paragraph-properties fo:margin-top="0cm" fo:margin-bottom="0cm" loext:contextual-spacing="false"/>
      <style:text-properties officeooo:paragraph-rsid="006582f2"/>
    </style:style>
    <style:style style:name="P112" style:family="paragraph" style:parent-style-name="Text_20_body">
      <style:paragraph-properties fo:text-align="center" style:justify-single-word="false" fo:break-before="page"/>
      <style:text-properties fo:color="#5999d3" style:font-name="Calibri" fo:font-size="14pt" fo:language="en" fo:country="US"/>
    </style:style>
    <style:style style:name="P113" style:family="paragraph" style:parent-style-name="Text_20_body">
      <style:paragraph-properties fo:margin-left="0.953cm" fo:margin-right="0cm" fo:text-indent="0cm" style:auto-text-indent="false"/>
      <style:text-properties officeooo:paragraph-rsid="006a5b80"/>
    </style:style>
    <style:style style:name="P114" style:family="paragraph" style:parent-style-name="Standard">
      <style:paragraph-properties fo:text-align="start" style:justify-single-word="false"/>
    </style:style>
    <style:style style:name="P115" style:family="paragraph" style:parent-style-name="Heading_20_2">
      <style:paragraph-properties fo:text-align="center" style:justify-single-word="false"/>
      <style:text-properties officeooo:paragraph-rsid="00713cd3"/>
    </style:style>
    <style:style style:name="P116" style:family="paragraph" style:parent-style-name="Heading_20_2">
      <style:paragraph-properties fo:text-align="center" style:justify-single-word="false"/>
      <style:text-properties fo:color="#808080" style:font-name="Helvetica" fo:font-size="12pt" style:text-underline-style="none" fo:font-weight="normal" style:font-size-asian="12pt" style:font-weight-asian="normal" style:font-size-complex="12pt" style:font-weight-complex="normal"/>
    </style:style>
    <style:style style:name="P117" style:family="paragraph" style:parent-style-name="Heading_20_3">
      <style:paragraph-properties fo:text-align="center" style:justify-single-word="false"/>
      <style:text-properties officeooo:paragraph-rsid="00713cd3"/>
    </style:style>
    <style:style style:name="P118" style:family="paragraph" style:parent-style-name="Heading_20_3">
      <style:text-properties fo:color="#808080" style:font-name="Liberation Serif" fo:font-size="14pt" fo:font-weight="bold" fo:background-color="#ffffff" style:font-name-asian="Arial Unicode MS" style:font-size-asian="14pt" style:font-weight-asian="bold" style:font-name-complex="Arial Unicode MS" style:font-size-complex="14pt" style:font-weight-complex="bold"/>
    </style:style>
    <style:style style:name="P119" style:family="paragraph" style:parent-style-name="Heading_20_3">
      <style:text-properties officeooo:paragraph-rsid="00761274"/>
    </style:style>
    <style:style style:name="T1" style:family="text">
      <style:text-properties style:font-name="Symbol"/>
    </style:style>
    <style:style style:name="T2" style:family="text">
      <style:text-properties style:font-name="Times New Roman"/>
    </style:style>
    <style:style style:name="T3" style:family="text">
      <style:text-properties style:font-name="Times New Roman" style:text-underline-style="solid" style:text-underline-width="auto" style:text-underline-color="font-color"/>
    </style:style>
    <style:style style:name="T4" style:family="text">
      <style:text-properties style:font-name="Times New Roman" fo:font-weight="bold"/>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bold" officeooo:rsid="001acf2b" style:font-weight-asian="bold" style:font-weight-complex="bold"/>
    </style:style>
    <style:style style:name="T7" style:family="text">
      <style:text-properties style:font-name="Times New Roman" officeooo:rsid="001d0462"/>
    </style:style>
    <style:style style:name="T8" style:family="text">
      <style:text-properties style:font-name="Times New Roman" officeooo:rsid="00343aff"/>
    </style:style>
    <style:style style:name="T9" style:family="text">
      <style:text-properties style:font-name="Times New Roman" officeooo:rsid="0037919f"/>
    </style:style>
    <style:style style:name="T10" style:family="text">
      <style:text-properties style:font-name="Times New Roman" fo:language="en" fo:country="US"/>
    </style:style>
    <style:style style:name="T11" style:family="text">
      <style:text-properties style:font-name="Times New Roman" fo:language="en" fo:country="US" officeooo:rsid="002c6175"/>
    </style:style>
    <style:style style:name="T12" style:family="text">
      <style:text-properties style:font-name="Times New Roman" fo:language="en" fo:country="US" officeooo:rsid="002da1dc"/>
    </style:style>
    <style:style style:name="T13" style:family="text">
      <style:text-properties style:font-name="Times New Roman" fo:language="en" fo:country="US" officeooo:rsid="003844e6"/>
    </style:style>
    <style:style style:name="T14" style:family="text">
      <style:text-properties style:font-name="Times New Roman" fo:language="en" fo:country="US" officeooo:rsid="002b2061"/>
    </style:style>
    <style:style style:name="T15" style:family="text">
      <style:text-properties style:font-name="Times New Roman" fo:language="en" fo:country="US" officeooo:rsid="003a4c6b"/>
    </style:style>
    <style:style style:name="T16" style:family="text">
      <style:text-properties style:font-name="Times New Roman" fo:language="en" fo:country="US" officeooo:rsid="003b8f34"/>
    </style:style>
    <style:style style:name="T17" style:family="text">
      <style:text-properties style:font-name="Times New Roman" fo:language="en" fo:country="US" officeooo:rsid="00575014"/>
    </style:style>
    <style:style style:name="T18" style:family="text">
      <style:text-properties style:font-name="Times New Roman" fo:language="en" fo:country="US" officeooo:rsid="0058f4f4"/>
    </style:style>
    <style:style style:name="T19" style:family="text">
      <style:text-properties style:font-name="Times New Roman" fo:language="en" fo:country="US" officeooo:rsid="0025a4ca"/>
    </style:style>
    <style:style style:name="T20" style:family="text">
      <style:text-properties style:font-name="Times New Roman" fo:language="en" fo:country="US" officeooo:rsid="001e45cc"/>
    </style:style>
    <style:style style:name="T21" style:family="text">
      <style:text-properties style:font-name="Times New Roman" fo:language="en" fo:country="US" officeooo:rsid="005ddd63"/>
    </style:style>
    <style:style style:name="T22" style:family="text">
      <style:text-properties style:font-name="Times New Roman" fo:language="en" fo:country="US" officeooo:rsid="0049bf67"/>
    </style:style>
    <style:style style:name="T23" style:family="text">
      <style:text-properties style:font-name="Times New Roman" fo:language="en" fo:country="US" officeooo:rsid="004a8583"/>
    </style:style>
    <style:style style:name="T24" style:family="text">
      <style:text-properties style:font-name="Times New Roman" fo:language="en" fo:country="US" officeooo:rsid="005f525e"/>
    </style:style>
    <style:style style:name="T25" style:family="text">
      <style:text-properties style:font-name="Times New Roman" fo:language="en" fo:country="US" officeooo:rsid="003a4c6b" fo:background-color="#ffffff" loext:char-shading-value="0"/>
    </style:style>
    <style:style style:name="T26" style:family="text">
      <style:text-properties style:font-name="Times New Roman" fo:language="en" fo:country="US" style:text-underline-style="solid" style:text-underline-width="auto" style:text-underline-color="font-color"/>
    </style:style>
    <style:style style:name="T27" style:family="text">
      <style:text-properties style:font-name="Times New Roman" fo:language="en" fo:country="US" officeooo:rsid="00643308"/>
    </style:style>
    <style:style style:name="T28" style:family="text">
      <style:text-properties style:font-name="Times New Roman" fo:language="en" fo:country="US" officeooo:rsid="001acf2b"/>
    </style:style>
    <style:style style:name="T29" style:family="text">
      <style:text-properties style:font-name="Times New Roman" fo:language="en" fo:country="US" officeooo:rsid="001b3c79"/>
    </style:style>
    <style:style style:name="T30" style:family="text">
      <style:text-properties style:font-name="Times New Roman" fo:language="en" fo:country="US" officeooo:rsid="007bfe1c"/>
    </style:style>
    <style:style style:name="T31" style:family="text">
      <style:text-properties style:font-name="Times New Roman" fo:language="en" fo:country="US" style:text-underline-style="none" fo:font-weight="normal" officeooo:rsid="00780f52" style:font-weight-asian="normal" style:font-weight-complex="normal"/>
    </style:style>
    <style:style style:name="T32" style:family="text">
      <style:text-properties style:font-name="Times New Roman" fo:language="en" fo:country="US" style:text-underline-style="none" fo:font-weight="normal" officeooo:rsid="004d586a" style:font-weight-asian="normal" style:font-weight-complex="normal"/>
    </style:style>
    <style:style style:name="T33" style:family="text">
      <style:text-properties style:font-name="Times New Roman" fo:language="en" fo:country="US" style:text-underline-style="none" fo:font-weight="normal" officeooo:rsid="001d0462" style:font-weight-asian="normal" style:font-weight-complex="normal"/>
    </style:style>
    <style:style style:name="T34" style:family="text">
      <style:text-properties style:font-name="Times New Roman" fo:language="en" fo:country="US" style:text-underline-style="none" officeooo:rsid="001d0462"/>
    </style:style>
    <style:style style:name="T35" style:family="text">
      <style:text-properties style:font-name="Times New Roman" fo:language="en" fo:country="US" style:text-underline-style="none" officeooo:rsid="00780f52"/>
    </style:style>
    <style:style style:name="T36" style:family="text">
      <style:text-properties style:font-name="Times New Roman" fo:language="en" fo:country="US" officeooo:rsid="007cf51b"/>
    </style:style>
    <style:style style:name="T37" style:family="text">
      <style:text-properties style:font-name="Times New Roman" fo:language="en" fo:country="US" officeooo:rsid="0080028a"/>
    </style:style>
    <style:style style:name="T38" style:family="text">
      <style:text-properties style:font-name="Times New Roman" officeooo:rsid="0049bf67"/>
    </style:style>
    <style:style style:name="T39" style:family="text">
      <style:text-properties style:font-name="Times New Roman" fo:font-size="10pt" fo:language="en" fo:country="US" officeooo:rsid="005ddd63" style:font-size-asian="10pt" style:font-size-complex="10pt"/>
    </style:style>
    <style:style style:name="T40" style:family="text">
      <style:text-properties style:font-name="Times New Roman" officeooo:rsid="0058f4f4"/>
    </style:style>
    <style:style style:name="T41" style:family="text">
      <style:text-properties style:font-name="Times New Roman" officeooo:rsid="00761274"/>
    </style:style>
    <style:style style:name="T42" style:family="text">
      <style:text-properties style:font-name="Times New Roman" officeooo:rsid="007cf51b"/>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weight="bold" officeooo:rsid="0019af44" style:font-weight-asian="bold" style:font-weight-complex="bold"/>
    </style:style>
    <style:style style:name="T46" style:family="text">
      <style:text-properties officeooo:rsid="0017fea3"/>
    </style:style>
    <style:style style:name="T47" style:family="text">
      <style:text-properties officeooo:rsid="0018f86a"/>
    </style:style>
    <style:style style:name="T48" style:family="text">
      <style:text-properties officeooo:rsid="001acf2b"/>
    </style:style>
    <style:style style:name="T49" style:family="text">
      <style:text-properties officeooo:rsid="001e45cc"/>
    </style:style>
    <style:style style:name="T50" style:family="text">
      <style:text-properties officeooo:rsid="001fbf63"/>
    </style:style>
    <style:style style:name="T51" style:family="text">
      <style:text-properties fo:language="en" fo:country="US"/>
    </style:style>
    <style:style style:name="T52" style:family="text">
      <style:text-properties fo:language="en" fo:country="US" officeooo:rsid="002ecce4"/>
    </style:style>
    <style:style style:name="T53" style:family="text">
      <style:text-properties fo:language="en" fo:country="US" officeooo:rsid="00421a96"/>
    </style:style>
    <style:style style:name="T54" style:family="text">
      <style:text-properties fo:language="en" fo:country="US" officeooo:rsid="00514d04"/>
    </style:style>
    <style:style style:name="T55" style:family="text">
      <style:text-properties fo:language="en" fo:country="US" officeooo:rsid="00531191"/>
    </style:style>
    <style:style style:name="T56" style:family="text">
      <style:text-properties fo:language="en" fo:country="US" officeooo:rsid="001b3c79"/>
    </style:style>
    <style:style style:name="T57" style:family="text">
      <style:text-properties fo:language="en" fo:country="US" officeooo:rsid="00575014"/>
    </style:style>
    <style:style style:name="T58" style:family="text">
      <style:text-properties fo:language="en" fo:country="US" officeooo:rsid="002da1dc"/>
    </style:style>
    <style:style style:name="T59" style:family="text">
      <style:text-properties fo:language="en" fo:country="US" officeooo:rsid="003844e6"/>
    </style:style>
    <style:style style:name="T60" style:family="text">
      <style:text-properties fo:language="en" fo:country="US" officeooo:rsid="0018f86a"/>
    </style:style>
    <style:style style:name="T61" style:family="text">
      <style:text-properties fo:language="en" fo:country="US" officeooo:rsid="005bcbf1"/>
    </style:style>
    <style:style style:name="T62" style:family="text">
      <style:text-properties fo:language="en" fo:country="US" officeooo:rsid="005ea3c0"/>
    </style:style>
    <style:style style:name="T63" style:family="text">
      <style:text-properties fo:language="en" fo:country="US" officeooo:rsid="0027e840"/>
    </style:style>
    <style:style style:name="T64" style:family="text">
      <style:text-properties fo:language="en" fo:country="US" officeooo:rsid="0065b080"/>
    </style:style>
    <style:style style:name="T65" style:family="text">
      <style:text-properties fo:language="en" fo:country="US" officeooo:rsid="002a23b4"/>
    </style:style>
    <style:style style:name="T66" style:family="text">
      <style:text-properties fo:language="en" fo:country="US" officeooo:rsid="007cf51b"/>
    </style:style>
    <style:style style:name="T67" style:family="text">
      <style:text-properties fo:language="en" fo:country="US" officeooo:rsid="0080028a"/>
    </style:style>
    <style:style style:name="T68" style:family="text">
      <style:text-properties fo:language="en" fo:country="US" officeooo:rsid="0023277a"/>
    </style:style>
    <style:style style:name="T69" style:family="text">
      <style:text-properties officeooo:rsid="00213d86"/>
    </style:style>
    <style:style style:name="T70" style:family="text">
      <style:text-properties officeooo:rsid="0023277a"/>
    </style:style>
    <style:style style:name="T71" style:family="text">
      <style:text-properties officeooo:rsid="00263347"/>
    </style:style>
    <style:style style:name="T72" style:family="text">
      <style:text-properties fo:font-weight="normal" style:font-weight-asian="normal" style:font-weight-complex="normal"/>
    </style:style>
    <style:style style:name="T73" style:family="text">
      <style:text-properties fo:font-weight="normal" officeooo:rsid="00263347" style:font-weight-asian="normal" style:font-weight-complex="normal"/>
    </style:style>
    <style:style style:name="T74" style:family="text">
      <style:text-properties fo:font-weight="normal" officeooo:rsid="002c6175" style:font-weight-asian="normal" style:font-weight-complex="normal"/>
    </style:style>
    <style:style style:name="T75" style:family="text">
      <style:text-properties officeooo:rsid="0027e840"/>
    </style:style>
    <style:style style:name="T76" style:family="text">
      <style:text-properties fo:font-size="10pt" style:font-size-asian="10pt" style:font-size-complex="10pt"/>
    </style:style>
    <style:style style:name="T77" style:family="text">
      <style:text-properties fo:font-size="10pt" officeooo:rsid="00643308" style:font-size-asian="10pt" style:font-size-complex="10pt"/>
    </style:style>
    <style:style style:name="T78" style:family="text">
      <style:text-properties fo:font-size="10pt" style:text-underline-style="none" officeooo:rsid="00706def" style:font-size-asian="10pt" style:font-size-complex="10pt"/>
    </style:style>
    <style:style style:name="T79" style:family="text">
      <style:text-properties officeooo:rsid="002da1dc"/>
    </style:style>
    <style:style style:name="T80" style:family="text">
      <style:text-properties officeooo:rsid="002f47a7"/>
    </style:style>
    <style:style style:name="T81" style:family="text">
      <style:text-properties officeooo:rsid="0030e7fd"/>
    </style:style>
    <style:style style:name="T82" style:family="text">
      <style:text-properties officeooo:rsid="00331b4d"/>
    </style:style>
    <style:style style:name="T83" style:family="text">
      <style:text-properties officeooo:rsid="00343aff"/>
    </style:style>
    <style:style style:name="T84" style:family="text">
      <style:text-properties officeooo:rsid="0037919f"/>
    </style:style>
    <style:style style:name="T85" style:family="text">
      <style:text-properties officeooo:rsid="003844e6"/>
    </style:style>
    <style:style style:name="T86" style:family="text">
      <style:text-properties officeooo:rsid="003b8f34"/>
    </style:style>
    <style:style style:name="T87" style:family="text">
      <style:text-properties fo:color="#000000" style:font-name="0" fo:font-size="10pt" style:font-size-asian="10pt"/>
    </style:style>
    <style:style style:name="T88" style:family="text">
      <style:text-properties fo:color="#000000" style:font-name="0" fo:font-size="10pt" officeooo:rsid="003cf682" style:font-size-asian="10pt"/>
    </style:style>
    <style:style style:name="T89" style:family="text">
      <style:text-properties fo:color="#000000" style:font-name="0" fo:font-size="10pt" fo:language="en" fo:country="US" officeooo:rsid="00575014" style:font-size-asian="10pt" style:font-size-complex="10pt"/>
    </style:style>
    <style:style style:name="T90" style:family="text">
      <style:text-properties fo:color="#000000" style:font-name="0" fo:font-size="10pt" fo:language="en" fo:country="US" officeooo:rsid="0018f86a" style:font-size-asian="10pt" style:font-size-complex="10pt"/>
    </style:style>
    <style:style style:name="T91" style:family="text">
      <style:text-properties fo:color="#333333"/>
    </style:style>
    <style:style style:name="T92" style:family="text">
      <style:text-properties fo:color="#333333" style:font-name="NimbusSanL" fo:font-size="7pt"/>
    </style:style>
    <style:style style:name="T93" style:family="text">
      <style:text-properties fo:color="#639cac" style:font-name="0" fo:font-size="10pt" style:font-size-asian="10pt"/>
    </style:style>
    <style:style style:name="T94" style:family="text">
      <style:text-properties officeooo:rsid="00421a96"/>
    </style:style>
    <style:style style:name="T95" style:family="text">
      <style:text-properties officeooo:rsid="004319df"/>
    </style:style>
    <style:style style:name="T96" style:family="text">
      <style:text-properties officeooo:rsid="00470d7e"/>
    </style:style>
    <style:style style:name="T97" style:family="text">
      <style:text-properties officeooo:rsid="0049bf67"/>
    </style:style>
    <style:style style:name="T98" style:family="text">
      <style:text-properties officeooo:rsid="004a8583"/>
    </style:style>
    <style:style style:name="T99" style:family="text">
      <style:text-properties officeooo:rsid="004c229f"/>
    </style:style>
    <style:style style:name="T100" style:family="text">
      <style:text-properties style:text-underline-style="none"/>
    </style:style>
    <style:style style:name="T101" style:family="text">
      <style:text-properties style:text-underline-style="none" officeooo:rsid="00686398"/>
    </style:style>
    <style:style style:name="T102" style:family="text">
      <style:text-properties style:text-underline-style="none" officeooo:rsid="007da127"/>
    </style:style>
    <style:style style:name="T103" style:family="text">
      <style:text-properties style:text-underline-style="none" officeooo:rsid="0080028a"/>
    </style:style>
    <style:style style:name="T104" style:family="text">
      <style:text-properties fo:font-size="16pt" fo:font-weight="bold"/>
    </style:style>
    <style:style style:name="T105" style:family="text">
      <style:text-properties officeooo:rsid="00514d04"/>
    </style:style>
    <style:style style:name="T106" style:family="text">
      <style:text-properties officeooo:rsid="00532f2c"/>
    </style:style>
    <style:style style:name="T107" style:family="text">
      <style:text-properties officeooo:rsid="0053b7c4"/>
    </style:style>
    <style:style style:name="T108" style:family="text">
      <style:text-properties officeooo:rsid="00575014"/>
    </style:style>
    <style:style style:name="T109" style:family="text">
      <style:text-properties officeooo:rsid="0058f4f4"/>
    </style:style>
    <style:style style:name="T110" style:family="text">
      <style:text-properties style:font-name="SourceSansPro" fo:font-size="10pt" fo:font-weight="bold" fo:background-color="#ffffff" loext:char-shading-value="0"/>
    </style:style>
    <style:style style:name="T111" style:family="text">
      <style:text-properties style:font-name="SourceSansPro" fo:font-size="10pt" fo:language="en" fo:country="US" fo:background-color="#ffffff" loext:char-shading-value="0"/>
    </style:style>
    <style:style style:name="T112" style:family="text">
      <style:text-properties style:font-name="SourceSansPro" fo:font-size="10pt" fo:background-color="#ffffff" loext:char-shading-value="0"/>
    </style:style>
    <style:style style:name="T113" style:family="text">
      <style:text-properties style:font-name="SourceSansPro" fo:font-size="10pt" officeooo:rsid="005ddd63" fo:background-color="#ffffff" loext:char-shading-value="0"/>
    </style:style>
    <style:style style:name="T114" style:family="text">
      <style:text-properties style:font-name="SourceSansPro" fo:background-color="#ffffff" loext:char-shading-value="0"/>
    </style:style>
    <style:style style:name="T115" style:family="text">
      <style:text-properties fo:background-color="#ffffff" loext:char-shading-value="0"/>
    </style:style>
    <style:style style:name="T116" style:family="text">
      <style:text-properties officeooo:rsid="005ddd63"/>
    </style:style>
    <style:style style:name="T117" style:family="text">
      <style:text-properties officeooo:rsid="005ea3c0"/>
    </style:style>
    <style:style style:name="T118" style:family="text">
      <style:text-properties style:text-underline-style="solid" style:text-underline-width="auto" style:text-underline-color="font-color"/>
    </style:style>
    <style:style style:name="T119" style:family="text">
      <style:text-properties style:text-underline-style="solid" style:text-underline-width="auto" style:text-underline-color="font-color" officeooo:rsid="005ea3c0"/>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style:text-underline-style="solid" style:text-underline-width="auto" style:text-underline-color="font-color" fo:font-weight="bold" officeooo:rsid="007da127" style:font-weight-asian="bold" style:font-weight-complex="bold"/>
    </style:style>
    <style:style style:name="T122" style:family="text">
      <style:text-properties style:font-name="NimbusSanL"/>
    </style:style>
    <style:style style:name="T123" style:family="text">
      <style:text-properties style:font-name="NimbusSanL" fo:font-size="8pt"/>
    </style:style>
    <style:style style:name="T124" style:family="text">
      <style:text-properties style:font-name="NimbusSanL" fo:font-size="10pt"/>
    </style:style>
    <style:style style:name="T125" style:family="text">
      <style:text-properties style:font-name="NimbusSanL" fo:font-size="10pt" officeooo:rsid="005f525e"/>
    </style:style>
    <style:style style:name="T126" style:family="text">
      <style:text-properties officeooo:rsid="00643308"/>
    </style:style>
    <style:style style:name="T127" style:family="text">
      <style:text-properties officeooo:rsid="006582f2"/>
    </style:style>
    <style:style style:name="T128" style:family="text">
      <style:text-properties officeooo:rsid="0065b080"/>
    </style:style>
    <style:style style:name="T129" style:family="text">
      <style:text-properties officeooo:rsid="00686398"/>
    </style:style>
    <style:style style:name="T130" style:family="text">
      <style:text-properties officeooo:rsid="006a5b80"/>
    </style:style>
    <style:style style:name="T131" style:family="text">
      <style:text-properties officeooo:rsid="006ba30f"/>
    </style:style>
    <style:style style:name="T132" style:family="text">
      <style:text-properties officeooo:rsid="006eaa2f"/>
    </style:style>
    <style:style style:name="T133" style:family="text">
      <style:text-properties fo:color="#808080"/>
    </style:style>
    <style:style style:name="T134" style:family="text">
      <style:text-properties fo:color="#808080" fo:font-size="9pt" officeooo:rsid="00706def" style:font-size-asian="9pt" style:font-size-complex="9pt"/>
    </style:style>
    <style:style style:name="T135" style:family="text">
      <style:text-properties fo:color="#808080" style:font-name="Liberation Serif" fo:font-size="14pt" fo:font-weight="bold" fo:background-color="#ffffff" loext:char-shading-value="0" style:font-name-asian="Arial Unicode MS" style:font-size-asian="14pt" style:font-weight-asian="bold" style:font-name-complex="Arial Unicode MS" style:font-size-complex="14pt" style:font-weight-complex="bold"/>
    </style:style>
    <style:style style:name="T136" style:family="text">
      <style:text-properties fo:color="#808080" officeooo:rsid="00514b17"/>
    </style:style>
    <style:style style:name="T137" style:family="text">
      <style:text-properties fo:color="#808080" fo:language="en" fo:country="US" officeooo:rsid="001b3c79"/>
    </style:style>
    <style:style style:name="T138" style:family="text">
      <style:text-properties fo:font-size="20pt" style:text-underline-style="solid" style:text-underline-width="auto" style:text-underline-color="font-color" style:font-size-asian="20pt" style:font-size-complex="20pt"/>
    </style:style>
    <style:style style:name="T139" style:family="text">
      <style:text-properties style:use-window-font-color="true"/>
    </style:style>
    <style:style style:name="T140" style:family="text">
      <style:text-properties style:use-window-font-color="true" style:text-underline-style="solid" style:text-underline-width="auto" style:text-underline-color="font-color"/>
    </style:style>
    <style:style style:name="T141" style:family="text">
      <style:text-properties style:use-window-font-color="true" style:font-name="0" fo:font-size="10pt" style:font-size-asian="10pt"/>
    </style:style>
    <style:style style:name="T142" style:family="text">
      <style:text-properties style:use-window-font-color="true" style:font-name="0" fo:font-size="10pt" officeooo:rsid="0074dc86" style:font-size-asian="10pt"/>
    </style:style>
    <style:style style:name="T143" style:family="text">
      <style:text-properties style:use-window-font-color="true" fo:language="en" fo:country="US"/>
    </style:style>
    <style:style style:name="T144" style:family="text">
      <style:text-properties style:use-window-font-color="true" fo:language="en" fo:country="US" officeooo:rsid="001b3c79"/>
    </style:style>
    <style:style style:name="T145" style:family="text">
      <style:text-properties style:use-window-font-color="true" fo:language="en" fo:country="US" officeooo:rsid="00575014"/>
    </style:style>
    <style:style style:name="T146" style:family="text">
      <style:text-properties style:use-window-font-color="true" fo:language="en" fo:country="US" officeooo:rsid="007cf51b"/>
    </style:style>
    <style:style style:name="T147" style:family="text">
      <style:text-properties style:use-window-font-color="true" style:font-name="NimbusSanL" fo:font-size="10pt"/>
    </style:style>
    <style:style style:name="T148" style:family="text">
      <style:text-properties style:use-window-font-color="true" style:font-name="NimbusSanL" fo:font-size="10pt" officeooo:rsid="00575014"/>
    </style:style>
    <style:style style:name="T149" style:family="text">
      <style:text-properties style:use-window-font-color="true" style:font-name="Times New Roman" fo:language="en" fo:country="US" officeooo:rsid="001b3c79"/>
    </style:style>
    <style:style style:name="T150" style:family="text">
      <style:text-properties fo:font-size="18pt" style:font-size-asian="18pt" style:font-size-complex="18pt"/>
    </style:style>
    <style:style style:name="T151" style:family="text">
      <style:text-properties officeooo:rsid="0072ccb3"/>
    </style:style>
    <style:style style:name="T152" style:family="text">
      <style:text-properties officeooo:rsid="00731bb4"/>
    </style:style>
    <style:style style:name="T153" style:family="text">
      <style:text-properties officeooo:rsid="0074dc86"/>
    </style:style>
    <style:style style:name="T154" style:family="text">
      <style:text-properties fo:color="#b2b2b2" fo:font-size="11pt" style:font-size-asian="11pt" style:font-size-complex="11pt"/>
    </style:style>
    <style:style style:name="T155" style:family="text">
      <style:text-properties fo:color="#b2b2b2" fo:font-size="11pt" officeooo:rsid="0074dc86" style:font-size-asian="11pt" style:font-size-complex="11pt"/>
    </style:style>
    <style:style style:name="T156" style:family="text">
      <style:text-properties fo:color="#b2b2b2" fo:font-size="11pt" officeooo:rsid="0025a4ca" style:font-size-asian="11pt" style:font-size-complex="11pt"/>
    </style:style>
    <style:style style:name="T157" style:family="text">
      <style:text-properties fo:color="#b2b2b2" fo:font-size="11pt" officeooo:rsid="007bfe1c" style:font-size-asian="11pt" style:font-size-complex="11pt"/>
    </style:style>
    <style:style style:name="T158" style:family="text">
      <style:text-properties officeooo:rsid="00761274"/>
    </style:style>
    <style:style style:name="T159" style:family="text">
      <style:text-properties officeooo:rsid="00780f52"/>
    </style:style>
    <style:style style:name="T160" style:family="text">
      <style:text-properties officeooo:rsid="0079ecef"/>
    </style:style>
    <style:style style:name="T161" style:family="text">
      <style:text-properties officeooo:rsid="007a563b"/>
    </style:style>
    <style:style style:name="T162" style:family="text">
      <style:text-properties officeooo:rsid="007bfe1c"/>
    </style:style>
    <style:style style:name="T163" style:family="text">
      <style:text-properties officeooo:rsid="007cf51b"/>
    </style:style>
    <style:style style:name="T164" style:family="text">
      <style:text-properties officeooo:rsid="007da127"/>
    </style:style>
    <style:style style:name="T165" style:family="text">
      <style:text-properties officeooo:rsid="0080028a"/>
    </style:style>
    <style:style style:name="T166" style:family="text">
      <style:text-properties fo:color="#565656" style:font-name="Calibri" fo:font-size="10pt" officeooo:rsid="0080028a"/>
    </style:style>
    <style:style style:name="T167" style:family="text">
      <style:text-properties fo:color="#565656" style:font-name="Calibri" fo:font-size="10pt" fo:language="en" fo:country="US" officeooo:rsid="0080028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01"/>
      <text:p text:style-name="P19"> </text:p>
      <text:p text:style-name="Title">decidim.org</text:p>
      <text:p text:style-name="P52"><text:span text:style-name="T153">(</text:span>Version <text:span text:style-name="T46">0.9- <text:s/>March</text:span> <text:span text:style-name="T46">1</text:span>, 201<text:span text:style-name="T46">8)</text:span></text:p>
      <text:h text:style-name="P115" text:outline-level="2"><text:span text:style-name="T138">Master Test Plan</text:span> </text:h>
      <text:h text:style-name="P117" text:outline-level="3"><text:span text:style-name="Strong_20_Emphasis"><text:span text:style-name="T155">(</text:span></text:span><text:span text:style-name="Strong_20_Emphasis"><text:span text:style-name="T154">Test Plan Identifier: </text:span></text:span><text:span text:style-name="Strong_20_Emphasis"><text:span text:style-name="T156">DEC_V:</text:span></text:span><text:span text:style-name="Strong_20_Emphasis"><text:span text:style-name="T157">0.4</text:span></text:span><text:span text:style-name="Strong_20_Emphasis"><text:span text:style-name="T155">)</text:span></text:span></text:h>
      <text:p text:style-name="P51"/>
      <text:p text:style-name="P5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h text:style-name="P116" text:outline-level="2"><text:span text:style-name="T153">Xavier Arque Q.A.</text:span></text:h>
      <text:p text:style-name="P19"/>
      <text:p text:style-name="P19"><text:soft-page-break/></text:p>
      <text:p text:style-name="P19"/>
      <text:p text:style-name="P112"><text:span text:style-name="T140">Abstract</text:span> </text:p>
      <text:p text:style-name="P102">This document provides an overview of the project and the product test strategy, a list of testing deliverables and plan for development. <text:span text:style-name="T165">This plan does not substitute in any case the T2T developed by codegram it just complements it</text:span></text:p>
      <text:p text:style-name="P18"/>
      <text:p text:style-name="P18"><text:span text:style-name="T104">Table of Contents</text:span></text:p>
      <text:p text:style-name="P18"/>
      <table:table table:name="Taula1" table:style-name="Taula1">
        <table:table-column table:style-name="Taula1.A"/>
        <table:table-column table:style-name="Taula1.B"/>
        <table:table-column table:style-name="Taula1.C"/>
        <table:table-row>
          <table:table-cell table:style-name="Taula1.A1" office:value-type="string">
            <text:p text:style-name="P3">1. Introduction</text:p>
          </table:table-cell>
          <table:table-cell table:style-name="Taula1.B1" office:value-type="string">
            <text:p text:style-name="P4"/>
          </table:table-cell>
          <table:table-cell table:style-name="Taula1.C1" office:value-type="string">
            <text:p text:style-name="P30">4</text:p>
          </table:table-cell>
        </table:table-row>
        <table:table-row>
          <table:table-cell table:style-name="Taula1.A2" office:value-type="string">
            <text:p text:style-name="P3"><text:s text:c="4"/>1.1 Purpose</text:p>
          </table:table-cell>
          <table:table-cell table:style-name="Taula1.B2" office:value-type="string">
            <text:p text:style-name="P4"/>
          </table:table-cell>
          <table:table-cell table:style-name="Taula1.C2" office:value-type="string">
            <text:p text:style-name="P30">5</text:p>
          </table:table-cell>
        </table:table-row>
        <table:table-row>
          <table:table-cell table:style-name="Taula1.A2" office:value-type="string">
            <text:p text:style-name="P3"><text:s text:c="4"/>1.2 Test Objectives</text:p>
          </table:table-cell>
          <table:table-cell table:style-name="Taula1.B2" office:value-type="string">
            <text:p text:style-name="P4"/>
          </table:table-cell>
          <table:table-cell table:style-name="Taula1.C2" office:value-type="string">
            <text:p text:style-name="P30">5</text:p>
          </table:table-cell>
        </table:table-row>
        <table:table-row>
          <table:table-cell table:style-name="Taula1.A2" office:value-type="string">
            <text:p text:style-name="P3"><text:s text:c="4"/>1.3 Scope</text:p>
          </table:table-cell>
          <table:table-cell table:style-name="Taula1.B2" office:value-type="string">
            <text:p text:style-name="P4"/>
          </table:table-cell>
          <table:table-cell table:style-name="Taula1.C2" office:value-type="string">
            <text:p text:style-name="P30">5</text:p>
          </table:table-cell>
        </table:table-row>
        <table:table-row>
          <table:table-cell table:style-name="Taula1.A2" office:value-type="string">
            <text:p text:style-name="P3">2. System Overview</text:p>
          </table:table-cell>
          <table:table-cell table:style-name="Taula1.B2" office:value-type="string">
            <text:p text:style-name="P4"/>
          </table:table-cell>
          <table:table-cell table:style-name="Taula1.C2" office:value-type="string">
            <text:p text:style-name="P30">10</text:p>
          </table:table-cell>
        </table:table-row>
        <table:table-row>
          <table:table-cell table:style-name="Taula1.A2" office:value-type="string">
            <text:p text:style-name="P3">3. Test Requirements</text:p>
          </table:table-cell>
          <table:table-cell table:style-name="Taula1.B2" office:value-type="string">
            <text:p text:style-name="P4"/>
          </table:table-cell>
          <table:table-cell table:style-name="Taula1.C2" office:value-type="string">
            <text:p text:style-name="P3">1<text:span text:style-name="T152">2</text:span></text:p>
          </table:table-cell>
        </table:table-row>
        <table:table-row>
          <table:table-cell table:style-name="Taula1.A2" office:value-type="string">
            <text:p text:style-name="P3">4. Test Strategy</text:p>
          </table:table-cell>
          <table:table-cell table:style-name="Taula1.B2" office:value-type="string">
            <text:p text:style-name="P4"/>
          </table:table-cell>
          <table:table-cell table:style-name="Taula1.C2" office:value-type="string">
            <text:p text:style-name="P30">13</text:p>
          </table:table-cell>
        </table:table-row>
        <table:table-row>
          <table:table-cell table:style-name="Taula1.A2" office:value-type="string">
            <text:p text:style-name="P3"><text:s text:c="4"/>4.1 Test Levels</text:p>
          </table:table-cell>
          <table:table-cell table:style-name="Taula1.B2" office:value-type="string">
            <text:p text:style-name="P4"/>
          </table:table-cell>
          <table:table-cell table:style-name="Taula1.C2" office:value-type="string">
            <text:p text:style-name="P30">14</text:p>
          </table:table-cell>
        </table:table-row>
        <table:table-row>
          <table:table-cell table:style-name="Taula1.A2" office:value-type="string">
            <text:p text:style-name="P3"><text:span text:style-name="T152">5</text:span> Estimates of Test Effort</text:p>
          </table:table-cell>
          <table:table-cell table:style-name="Taula1.B2" office:value-type="string">
            <text:p text:style-name="P4"/>
          </table:table-cell>
          <table:table-cell table:style-name="Taula1.C2" office:value-type="string">
            <text:p text:style-name="P30">15</text:p>
          </table:table-cell>
        </table:table-row>
        <table:table-row>
          <table:table-cell table:style-name="Taula1.A2" office:value-type="string">
            <text:p text:style-name="P3"><text:span text:style-name="T152">6</text:span>. Test Schedules</text:p>
          </table:table-cell>
          <table:table-cell table:style-name="Taula1.B2" office:value-type="string">
            <text:p text:style-name="P4"/>
          </table:table-cell>
          <table:table-cell table:style-name="Taula1.C2" office:value-type="string">
            <text:p text:style-name="P30">16</text:p>
          </table:table-cell>
        </table:table-row>
        <table:table-row>
          <table:table-cell table:style-name="Taula1.A2" office:value-type="string">
            <text:p text:style-name="P3"><text:span text:style-name="T152">7</text:span>. Entrance and Exit Criteria</text:p>
          </table:table-cell>
          <table:table-cell table:style-name="Taula1.B2" office:value-type="string">
            <text:p text:style-name="P4"/>
          </table:table-cell>
          <table:table-cell table:style-name="Taula1.C2" office:value-type="string">
            <text:p text:style-name="P30">17</text:p>
          </table:table-cell>
        </table:table-row>
        <table:table-row>
          <table:table-cell table:style-name="Taula1.A2" office:value-type="string">
            <text:p text:style-name="P3"><text:span text:style-name="T152">8</text:span>. Assumptions and Constraints</text:p>
          </table:table-cell>
          <table:table-cell table:style-name="Taula1.B2" office:value-type="string">
            <text:p text:style-name="P4"/>
          </table:table-cell>
          <table:table-cell table:style-name="Taula1.C2" office:value-type="string">
            <text:p text:style-name="P30">17</text:p>
          </table:table-cell>
        </table:table-row>
        <table:table-row>
          <table:table-cell table:style-name="Taula1.A2" office:value-type="string">
            <text:p text:style-name="P3"><text:span text:style-name="T152">9</text:span>. Risk assessments and contingencies</text:p>
          </table:table-cell>
          <table:table-cell table:style-name="Taula1.B2" office:value-type="string">
            <text:p text:style-name="P4"/>
          </table:table-cell>
          <table:table-cell table:style-name="Taula1.C2" office:value-type="string">
            <text:p text:style-name="P30">17</text:p>
          </table:table-cell>
        </table:table-row>
        <table:table-row>
          <table:table-cell table:style-name="Taula1.A2" office:value-type="string">
            <text:p text:style-name="P3"><text:span text:style-name="T152">10</text:span>. Test and Defects Management</text:p>
          </table:table-cell>
          <table:table-cell table:style-name="Taula1.B2" office:value-type="string">
            <text:p text:style-name="P4"/>
          </table:table-cell>
          <table:table-cell table:style-name="Taula1.C2" office:value-type="string">
            <text:p text:style-name="P30">18</text:p>
          </table:table-cell>
        </table:table-row>
        <table:table-row>
          <table:table-cell table:style-name="Taula1.A2" office:value-type="string">
            <text:p text:style-name="P3">1<text:span text:style-name="T152">1</text:span>. Test Metrics</text:p>
          </table:table-cell>
          <table:table-cell table:style-name="Taula1.B2" office:value-type="string">
            <text:p text:style-name="P4"/>
          </table:table-cell>
          <table:table-cell table:style-name="Taula1.C2" office:value-type="string">
            <text:p text:style-name="P30">20</text:p>
          </table:table-cell>
        </table:table-row>
        <table:table-row>
          <table:table-cell table:style-name="Taula1.A2" office:value-type="string">
            <text:p text:style-name="P3">1<text:span text:style-name="T152">2</text:span>. Responsibilities and Approvals</text:p>
          </table:table-cell>
          <table:table-cell table:style-name="Taula1.B2" office:value-type="string">
            <text:p text:style-name="P4"/>
          </table:table-cell>
          <table:table-cell table:style-name="Taula1.C2" office:value-type="string">
            <text:p text:style-name="P30">20</text:p>
          </table:table-cell>
        </table:table-row>
        <table:table-row>
          <table:table-cell table:style-name="Taula1.A2" office:value-type="string">
            <text:p text:style-name="P3">1<text:span text:style-name="T152">3</text:span>. <text:span text:style-name="T162">S</text:span>upporting documents</text:p>
          </table:table-cell>
          <table:table-cell table:style-name="Taula1.B2" office:value-type="string">
            <text:p text:style-name="P4"/>
          </table:table-cell>
          <table:table-cell table:style-name="Taula1.C2" office:value-type="string">
            <text:p text:style-name="P30">21</text:p>
          </table:table-cell>
        </table:table-row>
      </table:table>
      <text:p text:style-name="P18"/>
      <text:h text:style-name="P1" text:outline-level="1"><text:bookmark text:name="_Toc482790666"/>1. <text:span text:style-name="T150">Introduction</text:span></text:h>
      <text:p text:style-name="P103"><text:span text:style-name="T51">The product under test is </text:span><text:span text:style-name="T65">decidim</text:span><text:span text:style-name="T51"> website. <text:s/></text:span><text:a xlink:type="simple" xlink:href="https://decidim.org/" text:style-name="Internet_20_link" text:visited-style-name="Visited_20_Internet_20_Link"><text:span text:style-name="T51">Decidim</text:span></text:a><text:span text:style-name="T51"> is a participatory democracy framework, written in Ruby on Rails, originally developed for the Barcelona City government online and offline participation website. </text:span></text:p>
      <text:p text:style-name="Quotations">“<text:span text:style-name="T133">Decidim [</text:span><text:a xlink:type="simple" xlink:href="https://decidim.org/" text:style-name="Internet_20_link" text:visited-style-name="Visited_20_Internet_20_Link">https://decidim.org</text:a><text:span text:style-name="T133">] is a digital infrastructure for participatory democracy written on free software (Ruby on Rails), which enables the creation of citizen participation portals. Users of the platform (participants) interact through participatory mechanisms known as components which provide specific functions for the various participatory spaces. In other words, participatory spaces such as Initiatives, Assemblies, Processes and Consultations have components at their disposal which work together as participatory mechanisms. The more notable components include in-person meetings, surveys, proposals, votes, results monitoring and comments. For example, the various stages of a specific participatory process, such as the preparation of participatory budgets, can incorporate various components to: convene and capture the results of in-person meetings with citizens, conduct a survey, make proposals and, during the final stages of the process, hold a vote to decide on the projects with a budget expenditure system (always after a period for commentary and debate), conduct an assessment survey and, finally, monitor the implementation of the projects selected</text:span><text:span text:style-name="T91">.</text:span>” <text:span text:style-name="T153">(</text:span>Barandiaran, X.E. &amp; Romero, C. (2017)<text:span text:style-name="T153">)</text:span><text:note text:id="ftn17" text:note-class="footnote"><text:note-citation>1</text:note-citation><text:note-body><text:p text:style-name="P42"><text:s/><text:tab/>Barandiaran, X.E. &amp; Romero, C. (2017) Funcionalidades y características de Decidim. v.1.0. </text:p></text:note-body></text:note> </text:p>
      <text:p text:style-name="Text_20_body"/>
      <text:p text:style-name="Quotations"><text:span text:style-name="T87">“</text:span><text:span text:style-name="T133">Portals created with Decidim allow any </text:span><text:span text:style-name="T136">organization</text:span><text:span text:style-name="T133"> (local city council, association, university, NGO, </text:span><text:span text:style-name="T136">neighborhood</text:span><text:span text:style-name="T133"> or cooperative) to create mass processes for strategic planning, participatory budgeting, collaborative regulatory design, urban spaces and elections. It also enables the </text:span><text:span text:style-name="T136">organization</text:span><text:span text:style-name="T133"> of in-person meetings, meeting invites, registrations, the publication of minutes, the structuring of government bodies or assemblies, the convening of consultations, referendums or channelling citizen or member initiatives to impact different decision making processes.</text:span>” <text:span text:style-name="T153">(Cabot, J and Cànovas J.(2017))</text:span><text:span text:style-name="T153"><text:note text:id="ftn18" text:note-class="footnote"><text:note-citation>2</text:note-citation><text:note-body><text:p text:style-name="P42"><text:s/><text:tab/><text:span text:style-name="T105">Cabot, J and Cànovas J.(2017) <text:s/></text:span>Page 11. Code Governance in Decidim December 22, 2017. </text:p></text:note-body></text:note></text:span><text:span text:style-name="T153"> </text:span>. </text:p>
      <text:p text:style-name="P18"/>
      <text:h text:style-name="P10" text:outline-level="2"><text:span text:style-name="T150">1.1 Purpose</text:span> </text:h>
      <text:p text:style-name="Text_20_body"><text:span text:style-name="T51">This document describes the master test plan and strategy for testing of the </text:span><text:span text:style-name="T60">decidim.org platform</text:span><text:span text:style-name="T51">. It will be used to document all aspects of the testing process and to obtain official input and approvals from the </text:span><text:span text:style-name="T60">different people and teams involved in the project</text:span><text:span text:style-name="T51">. Once approved, the document will be used for verifying that all aspects of testing have been completed </text:span><text:span text:style-name="T68">and the site decidim.org v.1.0 can be fully deployed (or at the extent that can be deployed functionally). </text:span><text:span text:style-name="T60">This plan does not substitute in any case the T2T developed by codegram.</text:span><text:span text:style-name="T67">com</text:span><text:span text:style-name="T60"> it just complements it</text:span></text:p>
      <text:p text:style-name="P62"><text:soft-page-break/>Some parts of this document -like the Estimates of Test Effort or the Schedules-, will be introduced as a template or mere references to be fulfilled later on as the QA team grows <text:span text:style-name="T162">and gets integrated into the development</text:span>. <text:s/></text:p>
      <text:h text:style-name="P10" text:outline-level="2">1.2<text:bookmark text:name="_Toc482790668"/> Test Objectives</text:h>
      <text:p text:style-name="P94"><text:span text:style-name="T51">Test Objective is the overall goal and achievement of the test execution. </text:span><text:span text:style-name="T127">We</text:span> can define the Test Objective of the project <text:span text:style-name="T126">Decidim.org</text:span> as following </text:p>
      <text:list xml:id="list877614965917141174" text:style-name="L16">
        <text:list-item>
          <text:p text:style-name="P111">Check that whether website <text:span text:style-name="T126">decidim.org </text:span><text:s/><text:span text:style-name="Strong_20_Emphasis">functionality</text:span> is working as expected without any error or bugs in real <text:span text:style-name="T126">user</text:span> environment <text:span text:style-name="T60">finding as many software defects as possible and ensure that the software under test is </text:span><text:span text:style-name="Strong_20_Emphasis"><text:span text:style-name="T60">bug free</text:span></text:span><text:span text:style-name="T60"> before release.</text:span></text:p>
        </text:list-item>
        <text:list-item>
          <text:p text:style-name="P111">Check that the external interface of the website such as <text:span text:style-name="Strong_20_Emphasis">UI</text:span> is working as expected and meet the <text:span text:style-name="T126">user</text:span> need<text:span text:style-name="T126">s.</text:span></text:p>
        </text:list-item>
        <text:list-item>
          <text:p text:style-name="P111"><text:span text:style-name="T51">Verify the </text:span><text:span text:style-name="Strong_20_Emphasis"><text:span text:style-name="T51">usability</text:span></text:span><text:span text:style-name="T51"> of the website. Are those functionalities convenient for user or not? </text:span></text:p>
          <text:p text:style-name="P111"><text:span text:style-name="T51"/></text:p>
        </text:list-item>
      </text:list>
      <text:p text:style-name="P67"><text:s/><text:span text:style-name="T158">Nowadays t</text:span>he objectives of the <text:span text:style-name="T158">decidim</text:span> test<text:span text:style-name="T126">s</text:span><text:span text:style-name="T126"><text:note text:id="ftn13" text:note-class="footnote"><text:note-citation>3</text:note-citation><text:note-body><text:p text:style-name="P39"><text:span text:style-name="T126"><text:tab/>Specifically for these release, and due to a tight timeline and no QA team <text:s/>the objective of the next test will be to set up the Test Plan and Test Suits an a Smoke Testing.</text:span></text:p></text:note-body></text:note></text:span> are to verify that the product <text:span text:style-name="T47">decidim.org</text:span> meets the explicit and implicit specifications whether functional or non-functional <text:span text:style-name="T47">detailed in the document “Decidim's functionalities and features. Roadmap 2017-2018 v1.0 04/09/2017” available at </text:span><text:a xlink:type="simple" xlink:href="https://decidim.org/pdf/features-roadmap-en.pdf" text:style-name="Internet_20_link" text:visited-style-name="Visited_20_Internet_20_Link"><text:span text:style-name="T47">https://decidim.org/pdf/features-roadmap-en.pdf</text:span></text:a><text:span text:style-name="T47"><text:note text:id="ftn19" text:note-class="footnote"><text:note-citation>4</text:note-citation><text:note-body><text:p text:style-name="P75"><text:span text:style-name="T77"><text:tab/>Although there is a new release on its way. (</text:span><text:a xlink:type="simple" xlink:href="https://decidim.org/blog/en/2018-02-06-release-0-9-0/" text:style-name="Internet_20_link" text:visited-style-name="Visited_20_Internet_20_Link"><text:span text:style-name="T77">https://decidim.org/blog/en/2018-02-06-release-0-9-0/</text:span></text:a><text:span text:style-name="T77">) So far we will use this one until the next one is officially published</text:span></text:p></text:note-body></text:note></text:span></text:p>
      <text:p text:style-name="P61"/>
      <text:h text:style-name="P10" text:outline-level="2"><text:bookmark text:name="_Toc5064587731"/>1.3<text:bookmark text:name="_Toc482790669"/> Scope</text:h>
      <text:p text:style-name="P13">It is assumed that proper unit <text:span text:style-name="T47">and integration </text:span>testing <text:span text:style-name="T48">have</text:span> be<text:span text:style-name="T48">en</text:span> conducted by the development team prior to delivering the code and that the unit testing will include 100% code coverage (lines of code and branch) and reasonable data coverage<text:note text:id="ftn0" text:note-class="footnote"><text:note-citation>5</text:note-citation><text:note-body><text:p text:style-name="P39"><text:s/><text:tab/><text:span text:style-name="T108">Page 30. - </text:span><text:span text:style-name="T51">According to </text:span>Code Governance in Decidim December 22, 2017. Jordi Cabot / Javier Canovas: <text:span text:style-name="T106">CODE</text:span> QUALITY <text:s/>The platform employs a number of code quality tools, namely: CIRCLE CI24 , as continuous integration and delivery platform; CODE CLIMATE25 , to perform code review for test coverage, complexity, duplication, security, and style; CODE COV26 <text:s/>for code coverage; CROWDIN27 , a localization project management platfom and translation tool; INCH CI28 , to assess the documentation quality; and ROCKET VALIDATOR29 , to validate the websites included in the platform.</text:p></text:note-body></text:note>. All critical defects must be fixed prior to code delivery and a list of any other existing and/or known defects should be send to the test team<text:note text:id="ftn20" text:note-class="footnote"><text:note-citation>6</text:note-citation><text:note-body><text:p text:style-name="P43"><text:s/><text:tab/><text:span text:style-name="T158">Currently there is a list in https://github.com/decidim/decidim/issues</text:span></text:p></text:note-body></text:note>.</text:p>
      <text:p text:style-name="P15"><text:span text:style-name="T72">No DDBB </text:span><text:span text:style-name="T73">testing </text:span><text:span text:style-name="T72">will be specified. It is assumed that all </text:span><text:span text:style-name="Strong_20_Emphasis"><text:span text:style-name="T72">Data Mapping has been che</text:span></text:span><text:span text:style-name="Strong_20_Emphasis"><text:span text:style-name="T73">c</text:span></text:span><text:span text:style-name="Strong_20_Emphasis"><text:span text:style-name="T72">ked. Like </text:span></text:span><text:span text:style-name="T72">whether the fields in the UI/front-end forms are mapped consistently with the corresponding fields in the DB table </text:span><text:span text:style-name="T73">as well as</text:span><text:span text:style-name="T72"> whenever certain action</text:span><text:span text:style-name="T73">s</text:span><text:span text:style-name="T72"> </text:span><text:span text:style-name="T73">are</text:span><text:span text:style-name="T72"> performed in the front end of an application, </text:span><text:span text:style-name="T74">and </text:span><text:span text:style-name="T72">corresponding CRUD (Create, Retrieve, Update and Delete) action gets invoked at the back end. There will be no </text:span><text:span text:style-name="Strong_20_Emphasis"><text:span text:style-name="T72">ACID properties validation </text:span></text:span><text:span text:style-name="Strong_20_Emphasis"><text:span text:style-name="T73">neither. </text:span></text:span></text:p>
      <text:p text:style-name="P79"><text:soft-page-break/><text:span text:style-name="T75">With the current QA team its impossible to do mobile tests before decidim.org V.1 release. But if the team increases or the release is delayed we will try to perform some manual testing and to set up a testing environment with </text:span>Appium <text:span text:style-name="T75">and an account in the </text:span>Saucelabs Web<text:span text:style-name="T107"> for automated testing. </text:span></text:p>
      <text:p text:style-name="P18"/>
      <text:h text:style-name="Heading_20_3" text:outline-level="3"><text:span text:style-name="T5">Testing levels to be completed </text:span><text:span text:style-name="T6">should</text:span><text:span text:style-name="T5"> include:</text:span></text:h>
      <text:p text:style-name="Text_20_body"><text:span text:style-name="T26">Functional Test: </text:span><text:span text:style-name="T10">Define and execute test cases to verify all functional requirements of the </text:span><text:span text:style-name="T37">site</text:span><text:span text:style-name="T10">. </text:span><text:span text:style-name="T28">There are three main </text:span><text:span text:style-name="T29">users</text:span><text:span text:style-name="T12">' profile</text:span><text:span text:style-name="T30">s</text:span><text:span text:style-name="T28"> </text:span><text:span text:style-name="T29">that have to be tested.</text:span></text:p>
      <text:p text:style-name="P14">- Visitor. Somebody that just stops by the website and wants to get some information</text:p>
      <text:p text:style-name="Text_20_body"><text:span text:style-name="T149">- User. </text:span><text:span text:style-name="T143">(</text:span><text:span text:style-name="T146">registered members</text:span><text:span text:style-name="T139"><text:note text:id="ftn3" text:note-class="footnote"><text:note-citation>7</text:note-citation><text:note-body><text:p text:style-name="P40"><text:span text:style-name="T51"><text:s/><text:tab/></text:span><text:span text:style-name="T57">p.11- </text:span><text:span text:style-name="T51">According to </text:span>Code Governance in Decidim December 22, 2017. Jordi Cabot / Javier <text:span text:style-name="T108">and <text:s/></text:span><text:span text:style-name="T60">Decidim's functionalities and features. Roadmap 2017-2018 v1.0 04/09/2017 </text:span><text:span text:style-name="T57">page 8</text:span></text:p></text:note-body></text:note></text:span><text:span text:style-name="T139">) </text:span><text:span text:style-name="T149">S</text:span><text:span text:style-name="T29">omebody that has been registered and </text:span><text:span text:style-name="T36">uses</text:span><text:span text:style-name="T29"> the Decidim </text:span><text:span text:style-name="T37">site.</text:span></text:p>
      <text:p text:style-name="P82"><text:span text:style-name="T56">- Ad</text:span><text:span text:style-name="T144">min. </text:span><text:span text:style-name="T145">(</text:span><text:span text:style-name="T146">verified members</text:span><text:span text:style-name="T147"><text:note text:id="ftn4" text:note-class="footnote"><text:note-citation>8</text:note-citation><text:note-body><text:p text:style-name="P44"><text:s/><text:tab/>p.11- According to Code Governance in Decidim December 22, 2017. Jordi Cabot / Javier and <text:s/>Decidim's functionalities and features. Roadmap 2017-2018 v1.0 04/09/2017 page 8</text:p></text:note-body></text:note></text:span><text:span text:style-name="T148">) </text:span><text:span text:style-name="T56">Somebody that has to administer the Decidim </text:span><text:span text:style-name="T67">site</text:span><text:span text:style-name="T56">. </text:span><text:span text:style-name="T58">“</text:span><text:span text:style-name="T137">The platform has been designed in such a way that processes, assemblies and mechanisms can be set up easily and deployed from an administration panel, where no knowledge of programming is required to install, configure and activate it.</text:span><text:span text:style-name="T56">” (Roadmap 2017-2018 v1.0 04/09/2017 page 8) </text:span><text:span text:style-name="T59">therefore all admin test will be executed based on this premise.</text:span></text:p>
      <text:p text:style-name="P80"><text:span text:style-name="T59"/></text:p>
      <text:p text:style-name="Text_20_body"><text:span text:style-name="T14">The three profiles have been ordered according to its importance relative to decidim.org release 1.0 which is visitor, user, admin. That is to say, because of the public release v 1.0 we have to guarantee first that the </text:span><text:span text:style-name="T37">site</text:span><text:span text:style-name="T14"> can be explored and the visitor obtains information, second, that the </text:span><text:span text:style-name="T37">site</text:span><text:span text:style-name="T14"> can be used, thir</text:span><text:span text:style-name="T17">d</text:span><text:span text:style-name="T14"> that the </text:span><text:span text:style-name="T37">site</text:span><text:span text:style-name="T14"> can be managed. </text:span><text:span text:style-name="T51">Then, according to the document Decidim's functionalities and features. Roadmap 2017-2018 v1.0 04/09/2017 <text:s/>points 3 Components and 4 Participants (index page) the most critical functionalities for each profile h</text:span><text:span text:style-name="T14">ave been listed in order to be tested.</text:span></text:p>
      <text:p text:style-name="P28"><text:span text:style-name="T16">Any user</text:span><text:span text:style-name="T14"> must </text:span><text:span text:style-name="T16">be able to </text:span><text:span text:style-name="T14">access the </text:span><text:span text:style-name="T37">site</text:span><text:span text:style-name="T14"> with the navigator and OS </text:span><text:span text:style-name="T17">specified in (XXXXX.txt) </text:span><text:span text:style-name="T16">and with the three default languages (Catalan, Spanish and English)</text:span><text:span text:style-name="T14">.</text:span></text:p>
      <text:h text:style-name="P119" text:outline-level="3">Visitor- Buil<text:span text:style-name="T158">d</text:span> 1.0 </text:h>
      <text:p text:style-name="Text_20_body"><text:s/>Once in the site he has to be able to <text:span text:style-name="T86">change </text:span>language, obtain information about decidim.org visit the main participatory spaces, activate the join the community option and acce<text:span text:style-name="T85">s</text:span>s the sign-up page.</text:p>
      <text:p text:style-name="Text_20_body"><text:span text:style-name="T81">Therefore the</text:span> most critical performance/<text:span text:style-name="T109">areas/actions/</text:span>measures to test <text:span text:style-name="T79">for the visitor profile </text:span>are:</text:p>
      <text:list xml:id="list3435397038488876892" text:style-name="L3">
        <text:list-item>
          <text:list>
            <text:list-item>
              <text:p text:style-name="P53">Access to the <text:span text:style-name="T165">site</text:span></text:p>
            </text:list-item>
            <text:list-item>
              <text:p text:style-name="P53">Access to the four/three main participatory spaces<text:note text:id="ftn1" text:note-class="footnote"><text:note-citation>9</text:note-citation><text:note-body><text:p text:style-name="Text_20_body"><text:span text:style-name="T93"><text:tab/>“</text:span><text:span text:style-name="T142">Participatory Spaces: </text:span><text:span text:style-name="T141">A space defines a participatory channel or media through which citizens or members </text:span><text:span text:style-name="T87">of an organisation can process requests or coordinate proposals and make decisions. In Decidim we find four types of spaces, namely: </text:span><text:span text:style-name="T93">initiatives </text:span><text:span text:style-name="T87"><text:s/>(e.g., a citizen initiative), </text:span><text:span text:style-name="T93">processes </text:span><text:span text:style-name="T87"><text:s/>(e.g., a participatory budget), </text:span><text:span text:style-name="T93">assemblies </text:span><text:span text:style-name="T87"><text:s/>(e.g., a workshop to discuss a proposal) and </text:span><text:span text:style-name="T93">consultations </text:span><text:span text:style-name="T87"><text:s/>(e.g., a call for voting for/against a proposal).” </text:span><text:span text:style-name="T88">Page 11 </text:span><text:span text:style-name="T89"><text:s/></text:span><text:span text:style-name="T90">Decidim's functionalities and features. Roadmap 2017-2018 v1.0 04/09/2017 </text:span><text:span text:style-name="T89">pag 8</text:span></text:p></text:note-body></text:note></text:p>
            </text:list-item>
            <text:list-item>
              <text:p text:style-name="P53"><text:soft-page-break/><text:s/><text:span text:style-name="T109">Use language pop-down menu</text:span></text:p>
            </text:list-item>
            <text:list-item>
              <text:p text:style-name="P53"><text:span text:style-name="T163">Access the m</text:span>ore Information men<text:span text:style-name="T80">u</text:span></text:p>
            </text:list-item>
            <text:list-item>
              <text:p text:style-name="P53">Home menu <text:span text:style-name="T109">and return to Home Page</text:span></text:p>
            </text:list-item>
            <text:list-item>
              <text:p text:style-name="P53">Sign-up option/<text:span text:style-name="T163">menu</text:span></text:p>
            </text:list-item>
            <text:list-item>
              <text:p text:style-name="P53">Join the community button</text:p>
              <text:p text:style-name="P53"/>
            </text:list-item>
          </text:list>
        </text:list-item>
      </text:list>
      <text:h text:style-name="P119" text:outline-level="3">User (Registered members) - Buil<text:span text:style-name="T158">d</text:span> 1.0 </text:h>
      <text:p text:style-name="P25"><text:span text:style-name="T82"><text:s/></text:span>A user must have access to the <text:span text:style-name="T165">site</text:span>, be able to login, <text:span text:style-name="T81">access personal account and use the interactive options in the participatory spaces</text:span></text:p>
      <text:p text:style-name="Text_20_body"><text:span text:style-name="T81">Therefore t</text:span>he most critical performance measures to test <text:span text:style-name="T79">for the user profile </text:span>are:</text:p>
      <text:list xml:id="list4835234444957776858" text:style-name="L4">
        <text:list-item>
          <text:p text:style-name="P54">Access to the <text:span text:style-name="T165">site</text:span></text:p>
        </text:list-item>
        <text:list-item>
          <text:p text:style-name="P55">Sign-in</text:p>
        </text:list-item>
        <text:list-item>
          <text:p text:style-name="P83">Assert language selected is active</text:p>
        </text:list-item>
        <text:list-item>
          <text:p text:style-name="P55"><text:span text:style-name="T109">Use language pop-down menu</text:span></text:p>
        </text:list-item>
        <text:list-item>
          <text:p text:style-name="P54">Access to the four/three main participatory spaces</text:p>
        </text:list-item>
        <text:list-item>
          <text:p text:style-name="P54"><text:span text:style-name="T52">P</text:span><text:span text:style-name="T51">articipatory options in the participatory spaces</text:span></text:p>
        </text:list-item>
        <text:list-item>
          <text:p text:style-name="P54">account pop-down menu</text:p>
        </text:list-item>
      </text:list>
      <text:p text:style-name="Text_20_body"/>
      <text:h text:style-name="P119" text:outline-level="3">Admin (Verified members) - Buil<text:span text:style-name="T158">d</text:span> 1.0</text:h>
      <text:p text:style-name="Text_20_body">A<text:span text:style-name="T81">n</text:span> <text:span text:style-name="T81">admin</text:span> must have access to the <text:span text:style-name="T165">site</text:span>, be able to login, <text:span text:style-name="T81">access personal account and use the interactive options in the participatory spaces</text:span></text:p>
      <text:p text:style-name="Text_20_body"><text:span text:style-name="T81">Therefore t</text:span>he most critical performance measures to test <text:span text:style-name="T79">for the user profile </text:span>are:</text:p>
      <text:p text:style-name="Text_20_body"/>
      <text:list xml:id="list3450697675422250780" text:style-name="L5">
        <text:list-item>
          <text:p text:style-name="P56">Access to the <text:span text:style-name="T165">site</text:span></text:p>
        </text:list-item>
        <text:list-item>
          <text:p text:style-name="P56">Sign-in</text:p>
        </text:list-item>
        <text:list-item>
          <text:p text:style-name="P56">Access to the four/three main participatory spaces <text:span text:style-name="T83">as admin</text:span></text:p>
        </text:list-item>
        <text:list-item>
          <text:p text:style-name="P56"><text:span text:style-name="T52">P</text:span><text:span text:style-name="T51">articipatory options in the participatory spaces</text:span></text:p>
        </text:list-item>
        <text:list-item>
          <text:p text:style-name="P56">Account pop-down menu</text:p>
        </text:list-item>
        <text:list-item>
          <text:p text:style-name="P56"><text:soft-page-break/>Access to the <text:span text:style-name="T83">D</text:span>ashboard <text:span text:style-name="T83">Menu</text:span></text:p>
        </text:list-item>
        <text:list-item>
          <text:p text:style-name="P57">Dashboard menus</text:p>
        </text:list-item>
      </text:list>
      <text:p text:style-name="P26"><text:span text:style-name="T15">A</text:span><text:span text:style-name="T11">lthough </text:span><text:span text:style-name="T12">some</text:span><text:span text:style-name="T11"> Test Cases will be the same for </text:span><text:span text:style-name="T16">each</text:span><text:span text:style-name="T11"> different profiles, </text:span><text:span text:style-name="T12">each one </text:span><text:span text:style-name="T13">may </text:span><text:span text:style-name="T12">have different priorities. </text:span><text:span text:style-name="T14">Decidim's functionalities and featur</text:span><text:span text:style-name="T18">e</text:span><text:span text:style-name="T14">s. Roadmap 2017-2018 v.1.0 <text:s/>04/09/2017. Page 8 contains more detailed information about those profiles and the functionalities of each one.</text:span></text:p>
      <text:p text:style-name="P17"/>
      <text:h text:style-name="P119" text:outline-level="3">Proposals - Buil<text:span text:style-name="T158">d</text:span> 1.0</text:h>
      <text:p text:style-name="P27"><text:span text:style-name="T15">Being p</text:span><text:span text:style-name="T14">roposals Decidim's most important component</text:span><text:span text:style-name="T14"><text:note text:id="ftn2" text:note-class="footnote"><text:note-citation>10</text:note-citation><text:note-body><text:p text:style-name="P114"><text:span text:style-name="T141"><text:s/><text:tab/>A component defines a mechanism that enables a specific interaction between users and spaces. In Decidim we currently find sixteen types of components, namely: meetings , conferences , conferences , incubators , proposals , participatory texts , surveys , discussions and debates ,results , monitoring , votes , pages , blogs , observations , newsletters <text:s/>and search engines .</text:span></text:p></text:note-body></text:note></text:span><text:span text:style-name="T14">, </text:span><text:span text:style-name="T15">all its functionalities will be tested </text:span><text:span text:style-name="T18">in the Smoke Testing (see 4.Test Strategy )</text:span><text:span text:style-name="T18"><text:note text:id="ftn5" text:note-class="footnote"><text:note-citation>11</text:note-citation><text:note-body><text:p text:style-name="P88"><text:span text:style-name="T15"><text:s/><text:tab/>More information about its keys features in page 12-13 </text:span><text:span text:style-name="T14">Decidim's functionalities and featur</text:span><text:span text:style-name="T18">e</text:span><text:span text:style-name="T14">s. Roadmap 2017-2018 v.1.0 <text:s/>04/09/2017.</text:span></text:p></text:note-body></text:note></text:span><text:span text:style-name="T15">. </text:span></text:p>
      <text:p text:style-name="P27"><text:span text:style-name="T15"/></text:p>
      <text:h text:style-name="P29" text:outline-level="3">Caveats </text:h>
      <text:p text:style-name="P23"><text:span text:style-name="T7">T</text:span><text:span text:style-name="T2">he Test Team is very small </text:span><text:span text:style-name="T7">so we will begin with the functional tests, rate the importance of each feature/</text:span><text:span text:style-name="T8">functionality (</text:span><text:span text:style-name="T41">Levels: </text:span><text:span text:style-name="T8">Critical = 1, </text:span><text:span text:style-name="T41">High</text:span><text:span text:style-name="T8"> = 2, Medium = 3, Low = 4) </text:span><text:span text:style-name="T9">and </text:span><text:span text:style-name="T8">begin </text:span><text:span text:style-name="T40">a Smok</text:span><text:span text:style-name="T42">e</text:span><text:span text:style-name="T40"> Test</text:span><text:span text:style-name="T42">ing</text:span><text:span text:style-name="T40"> </text:span><text:span text:style-name="T8">with</text:span><text:span text:style-name="T7"> the </text:span><text:span text:style-name="T8">critical ones for each</text:span><text:span text:style-name="T7"> profile. </text:span></text:p>
      <text:p text:style-name="P16"><text:span text:style-name="T83">O</text:span>nce the functional test work-frame <text:span text:style-name="T71">for the three profiles and the proposals screen </text:span>is already setup<text:span text:style-name="T71">, then </text:span>we will move to the next <text:span text:style-name="T84">functional tests and later on, the other tests:</text:span></text:p>
      <text:p text:style-name="P104"><text:span text:style-name="T26">User Interface Test: </text:span><text:span text:style-name="T10">Verify the usability of menus and ease of navigation between screens. Verify that usability standards for GUI product are met. </text:span><text:span text:style-name="T27">Verify ease of navigation conforms to decidim.org standards.</text:span><text:span text:style-name="T27"><text:note text:id="ftn14" text:note-class="footnote"><text:note-citation>12</text:note-citation><text:note-body><text:p text:style-name="P39"><text:s/><text:tab/><text:span text:style-name="T126">For instance: </text:span>"The System shall be easy-to-use and shall be appropriate for the target of computer-literate <text:span text:style-name="T96">citizens</text:span>."- "The desktop user-interface shall be Windows <text:span text:style-name="T96">XX, OS XX Linux XX and Android XX</text:span> compliant."- "The user interface of the Registration System <text:span text:style-name="T96">and the participatory components </text:span>shall be designed for ease-of-use and shall be appropriate for a computer-literate user community with no additional training on the System."- "Each feature of the <text:span text:style-name="T96">platform </text:span>shall have built-in online help for the user. Online Help shall include step by step instructions on using <text:span text:style-name="T96">it</text:span>. Online Help shall include definitions for terms and acronyms."</text:p></text:note-body></text:note></text:span></text:p>
      <text:p text:style-name="P18"><text:span text:style-name="T3">System Test: </text:span><text:span text:style-name="T2">Define and execute a set of typical sequence of functions (at least 5 scenarios to include all the main functionality of the system) that end user would execute on daily basis. Verify response time of login and menu navigation. Also execute the customer scenarios to be used in the user acceptance test.</text:span></text:p>
      <text:p text:style-name="P18"><text:span text:style-name="T3">User Acceptance Test: </text:span><text:span text:style-name="T2">Performed by 3-5 end users using a set of agreed on scenarios.</text:span></text:p>
      <text:p text:style-name="P104"><text:span text:style-name="T118">Performance, Load Testing and Stress Testing: </text:span><text:span text:style-name="T31">They </text:span><text:span text:style-name="T32">strongly </text:span><text:span text:style-name="T31">rely </text:span><text:span text:style-name="T32">on client provider so it doesn't </text:span><text:soft-page-break/><text:span text:style-name="T32">make sense to v</text:span><text:span text:style-name="T33">e</text:span><text:span text:style-name="T34">rify </text:span><text:span text:style-name="T35">or test them. </text:span></text:p>
      <text:p text:style-name="P84"><text:span text:style-name="T19">All Security related tests and issues will not be specify in this test plan. </text:span><text:span text:style-name="T18">(</text:span><text:span text:style-name="T19">All this information has to be specify in </text:span><text:span text:style-name="T18">a</text:span><text:span text:style-name="T19"> document Security&amp;Storage-</text:span><text:span text:style-name="T20">Decidim</text:span><text:span text:style-name="T19">Spect.doc </text:span><text:span text:style-name="T18">to be created)</text:span></text:p>
      <text:p text:style-name="P109"><text:s/>Details on each test will be determined later as Test <text:span text:style-name="T96">Suites and Test </text:span>Cases are identified and Test Procedures developed. <text:span text:style-name="T164">All Test Cases and Test Suites will be detailed in Test-Link</text:span></text:p>
      <text:p text:style-name="P104"><text:span text:style-name="T118"/></text:p>
      <text:h text:style-name="P2" text:outline-level="1"><text:bookmark text:name="_Toc482790670"/><text:bookmark text:name="_Toc5064587771"/>2. <text:span text:style-name="T150">System Overview</text:span></text:h>
      <text:p text:style-name="P18">The <text:span text:style-name="T49">decidim site is a </text:span>GUI based <text:span text:style-name="T49">website </text:span>with menu driven interfaces<text:note text:id="ftn7" text:note-class="footnote"><text:note-citation>13</text:note-citation><text:note-body><text:p text:style-name="P39"><text:tab/>The technical specifications which outline decidim's new functions can be found and downloaded from the following link: https://contractaciopublica.gencat.cat/ecofin_pscp/AppJava/ca_ES/notice.pscp?idDoc=24253271&amp;r eqCode=viewCn </text:p></text:note-body></text:note>. <text:span text:style-name="T49">A visitor may navigate through out most of the web site but in</text:span> order to use the <text:span text:style-name="T165">site</text:span> end user first needs to <text:span text:style-name="T49">register</text:span> (<text:span text:style-name="T49">login credentials and related security issues will be </text:span>covered under separate document – Security&amp;Storage-<text:span text:style-name="T49">Decidim</text:span>Spect.doc).</text:p>
      <text:h text:style-name="P118" text:outline-level="3">Home page</text:h>
      <text:p text:style-name="P18">The <text:span text:style-name="T49">home</text:span> screen <text:span text:style-name="T49">is</text:span> the first screen of the <text:span text:style-name="T165">site and it provides information and access to the main menus, languages and register/sign-in menu but a</text:span> user will not be able to do <text:span text:style-name="T49">some things</text:span> without first <text:span text:style-name="T49">registering and </text:span>login into the system using a<text:span text:style-name="T49">n e-mail</text:span> and <text:span text:style-name="T49">password</text:span><text:span text:style-name="T49"><text:note text:id="ftn6" text:note-class="footnote"><text:note-citation>14</text:note-citation><text:note-body><text:p text:style-name="P39"><text:s/><text:tab/>The system should have to issue error message if no credentials are entered or incorrect ones are used, although so far it doesn't do it.</text:p></text:note-body></text:note></text:span>.</text:p>
      <text:p text:style-name="P63"><text:span text:style-name="T50">The user may login as an administrator and get access to the </text:span>Dashboard <text:span text:style-name="T50">and the “</text:span>Welcome to the Decidim Admin Panel” <text:span text:style-name="T69">to manage the website.</text:span></text:p>
      <text:h text:style-name="Heading_20_3" text:outline-level="3">Participants functionalities<text:note text:id="ftn9" text:note-class="footnote"><text:note-citation>15</text:note-citation><text:note-body><text:p text:style-name="P87"><text:span text:style-name="T15"><text:s/><text:tab/></text:span><text:span text:style-name="T21">For a m</text:span><text:span text:style-name="T15">ore </text:span><text:span text:style-name="T21">detailed</text:span><text:span text:style-name="T15"> information about </text:span><text:span text:style-name="T21">functionalities and expected functions</text:span><text:span text:style-name="T15"> </text:span><text:span text:style-name="T21">refer to </text:span><text:span text:style-name="T15">page </text:span><text:span text:style-name="T21">18</text:span><text:span text:style-name="T15"> </text:span><text:span text:style-name="T14">Decidim's functionalities and featur</text:span><text:span text:style-name="T18">e</text:span><text:span text:style-name="T14">s. Roadmap 2017-2018 v.1.0 <text:s/>04/09/2017.</text:span></text:p></text:note-body></text:note></text:h>
      <text:p text:style-name="Text_20_body">Registration and verification <text:span text:style-name="T116">[some f</text:span><text:span text:style-name="T112">unctions expected for 2018Q1-3,</text:span><text:span text:style-name="T115"> </text:span><text:span text:style-name="T112">AjB-Lote1]. </text:span></text:p>
      <text:p text:style-name="Text_20_body">Public registration of administrative activity </text:p>
      <text:p text:style-name="Text_20_body">User profile and personal settings <text:span text:style-name="T112">[</text:span><text:span text:style-name="T113">some </text:span><text:span text:style-name="T112">function</text:span><text:span text:style-name="T113">s</text:span><text:span text:style-name="T115"> </text:span><text:span text:style-name="T112">expected</text:span><text:span text:style-name="T115"> </text:span><text:span text:style-name="T112">for</text:span><text:span text:style-name="T115"> </text:span><text:span text:style-name="T112">2018Q1-3,</text:span><text:span text:style-name="T115"> </text:span><text:span text:style-name="T112">AjB-Lote1]. </text:span></text:p>
      <text:p text:style-name="Text_20_body">Monitoring and notifications </text:p>
      <text:p text:style-name="P91">Communication among participants <text:s/><text:span text:style-name="T112">[</text:span><text:span text:style-name="T113">some </text:span><text:span text:style-name="T112">function</text:span><text:span text:style-name="T113">s</text:span><text:span text:style-name="T115"> </text:span><text:span text:style-name="T112">expected</text:span><text:span text:style-name="T115"> </text:span><text:span text:style-name="T112">for</text:span><text:span text:style-name="T115"> </text:span><text:span text:style-name="T112">2018Q1-3,</text:span><text:span text:style-name="T115"> </text:span><text:span text:style-name="T112">AjB-Lote1]. </text:span></text:p>
      <text:p text:style-name="P91">Engagement <text:s/><text:span text:style-name="T112">[</text:span><text:span text:style-name="T113">some </text:span><text:span text:style-name="T112">function</text:span><text:span text:style-name="T113">s</text:span><text:span text:style-name="T115"> </text:span><text:span text:style-name="T112">expected</text:span><text:span text:style-name="T115"> </text:span><text:span text:style-name="T112">for</text:span><text:span text:style-name="T115"> </text:span><text:span text:style-name="T112">2018Q1-3,</text:span><text:span text:style-name="T115"> </text:span><text:span text:style-name="T112">AjB-Lote1]. </text:span></text:p>
      <text:p text:style-name="P91">User groups <text:s/><text:span text:style-name="T112">[</text:span><text:span text:style-name="T113">some </text:span><text:span text:style-name="T112">function</text:span><text:span text:style-name="T113">s</text:span><text:span text:style-name="T115"> </text:span><text:span text:style-name="T112">expected</text:span><text:span text:style-name="T115"> </text:span><text:span text:style-name="T112">for</text:span><text:span text:style-name="T115"> </text:span><text:span text:style-name="T112">2018Q1-3,</text:span><text:span text:style-name="T115"> </text:span><text:span text:style-name="T112">AjB-Lote1]. </text:span></text:p>
      <text:p text:style-name="P91"><text:span text:style-name="T112"/></text:p>
      <text:h text:style-name="Heading_20_3" text:outline-level="3"><text:soft-page-break/><text:span text:style-name="T135">Participatory spaces</text:span><text:span text:style-name="T110"> </text:span></text:h>
      <text:p text:style-name="P24">- Processes is a space that permits a user to create, activate/deactivate and manage various participatory processes, linking them together at different stages in which all of the components can be incorporated. </text:p>
      <text:p text:style-name="P24">- Assemblies is a space which offers a user the possibility of defining bodies or groups that meet up periodically, detailing their composition, listing their meetings with geo-location and taking part in them (attending if the seating capacity and nature of the assembly so permits, adding items to the agenda or commenting on the proposals and decisions taken by that body). </text:p>
      <text:p text:style-name="P24">- Initiatives is a space that allows a user to collaboratively create initiatives, define their trajectory and aims, gather support , discuss, debate and disseminate initiatives and define meeting points where signatures can be collected from attendees. </text:p>
      <text:p text:style-name="P85"><text:span text:style-name="T51">- Consultations is a space that makes it possible to coordinate referendums , trigger discussions and debates, and is connected to a secure e-voting system where results can be published. </text:span><text:span text:style-name="T112">Function expected</text:span><text:span text:style-name="T115"> </text:span><text:span text:style-name="T112">for</text:span><text:span text:style-name="T115"> </text:span><text:span text:style-name="T112">2018Q2,</text:span><text:span text:style-name="T115"> </text:span><text:span text:style-name="T112">AjB] </text:span></text:p>
      <text:p text:style-name="P24"/>
      <text:h text:style-name="Heading_20_3" text:outline-level="3"><text:span text:style-name="T45">C</text:span><text:span text:style-name="T44">omponents</text:span>.</text:h>
      <text:p text:style-name="Text_20_body"><text:span text:style-name="T51">As stated before, the proposal- incubator component is the only one that will be included in the Smok</text:span><text:span text:style-name="T66">e</text:span><text:span text:style-name="T51"> Test</text:span><text:span text:style-name="T66">ing</text:span><text:span text:style-name="T51">. The proposals component allows a user to create an official proposal with geo-location tracking, upload documents and browse and filter proposals. Not all the Propossal functions are expected to be functional prior to release 1, for instance </text:span>Proposal incubator function is expected for 2018Q1. Those functions will not be included in the functional tests r.1<text:note text:id="ftn10" text:note-class="footnote"><text:note-citation>16</text:note-citation><text:note-body><text:p text:style-name="P41"><text:s/><text:tab/><text:span text:style-name="T21">For a m</text:span><text:span text:style-name="T15">ore </text:span><text:span text:style-name="T21">detailed</text:span><text:span text:style-name="T15"> information about </text:span><text:span text:style-name="T21">functionalities and expected functions</text:span><text:span text:style-name="T15"> </text:span><text:span text:style-name="T21">refer to </text:span><text:span text:style-name="T15">page </text:span><text:span text:style-name="T21">12 Point 3-Components. </text:span><text:span text:style-name="T15"><text:s/></text:span><text:span text:style-name="T14">Decidim's functionalities and featur</text:span><text:span text:style-name="T18">e</text:span><text:span text:style-name="T14">s. Roadmap 2017-2018 v.1.0 <text:s/>04/09/2017.</text:span></text:p></text:note-body></text:note></text:p>
      <text:p text:style-name="P86"><text:span text:style-name="T61">The other main components</text:span><text:span text:style-name="T61"><text:note text:id="ftn8" text:note-class="footnote"><text:note-citation>17</text:note-citation><text:note-body><text:p text:style-name="P89"><text:span text:style-name="T114"><text:s/><text:tab/></text:span><text:span text:style-name="T25">The components (participatory components) that are integrated are independent from each other and can be developed, activated and deactivated independently. </text:span></text:p></text:note-body></text:note></text:span><text:span text:style-name="T61"> are:</text:span></text:p>
      <text:list xml:id="list3025576585056132678" text:style-name="L39">
        <text:list-item>
          <text:p text:style-name="P105"><text:span text:style-name="T51">Participatory texts </text:span><text:span text:style-name="T112">[function expected</text:span><text:span text:style-name="T115"> </text:span><text:span text:style-name="T112">for</text:span><text:span text:style-name="T115"> </text:span><text:span text:style-name="T112">2018Q2,</text:span><text:span text:style-name="T115"> </text:span><text:span text:style-name="T112">AjB-Lote3Mod4]: </text:span></text:p>
        </text:list-item>
        <text:list-item>
          <text:p text:style-name="P105"><text:span text:style-name="T51">Results</text:span></text:p>
        </text:list-item>
        <text:list-item>
          <text:p text:style-name="P105"><text:span text:style-name="T51">Monitoring results</text:span></text:p>
        </text:list-item>
        <text:list-item>
          <text:p text:style-name="P105"><text:span text:style-name="T51">Votes and/or endorsements</text:span></text:p>
        </text:list-item>
        <text:list-item>
          <text:p text:style-name="P105"><text:span text:style-name="T51">Comments</text:span></text:p>
        </text:list-item>
        <text:list-item>
          <text:p text:style-name="P105"><text:span text:style-name="T51">Informative pages </text:span></text:p>
        </text:list-item>
        <text:list-item>
          <text:p text:style-name="P105"><text:span text:style-name="T51">Discussions and debates</text:span></text:p>
        </text:list-item>
        <text:list-item>
          <text:p text:style-name="P105"><text:span text:style-name="T51">Surveys</text:span></text:p>
        </text:list-item>
        <text:list-item>
          <text:p text:style-name="P105"><text:soft-page-break/><text:span text:style-name="T51">In-person meetings</text:span></text:p>
        </text:list-item>
        <text:list-item>
          <text:p text:style-name="P106"><text:span text:style-name="T51">Conferences </text:span><text:span text:style-name="T111">[function </text:span><text:span text:style-name="T112">expected</text:span><text:span text:style-name="T115"> </text:span><text:span text:style-name="T112">for</text:span><text:span text:style-name="T115"> </text:span><text:span text:style-name="T112">2018Q2,</text:span><text:span text:style-name="T115"> </text:span><text:span text:style-name="T112">AjB-Lote2Mod5] </text:span></text:p>
        </text:list-item>
        <text:list-item>
          <text:p text:style-name="P105"><text:span text:style-name="T51">Blogs</text:span></text:p>
        </text:list-item>
        <text:list-item>
          <text:p text:style-name="P105"><text:span text:style-name="T51">General and targeted newsletter</text:span></text:p>
        </text:list-item>
        <text:list-item>
          <text:p text:style-name="P105"><text:span text:style-name="T51">Search engine</text:span><text:span text:style-name="T111"> </text:span></text:p>
        </text:list-item>
      </text:list>
      <text:p text:style-name="P24"/>
      <text:h text:style-name="P47" text:outline-level="1"><text:bookmark text:name="_Toc482790671"/><text:bookmark text:name="_Toc506458783"/>3. Test Requirements <text:span text:style-name="T71">(soft&amp;hard)</text:span></text:h>
      <text:p text:style-name="P21">Credential interface (mocked or actual system) for login support. </text:p>
      <text:p text:style-name="P64"><text:span text:style-name="T117">iMac with</text:span> Mac OS El Capit<text:span text:style-name="T164">a</text:span>n v. 10.11.6</text:p>
      <text:p text:style-name="P65"><text:span text:style-name="T117">Web browsers: </text:span>FireFox Quantum 57.0 <text:span text:style-name="T117">and</text:span> Google Chrome Versió 61.0.3163.100 <text:span text:style-name="T117">(although <text:s/>so far no versions have been defined)</text:span></text:p>
      <text:p text:style-name="P92"><text:span text:style-name="T62">T</text:span><text:span text:style-name="T63">est-link </text:span><text:span text:style-name="T62">as</text:span> web-based test management system <text:span text:style-name="T62">for</text:span> <text:span text:style-name="T117">T</text:span>est <text:span text:style-name="T117">C</text:span>ases, <text:span text:style-name="T117">T</text:span>est <text:span text:style-name="T117">S</text:span>uites, <text:span text:style-name="T117">T</text:span>est <text:span text:style-name="T117">P</text:span>lans, test projects and user management, as well as various reports and statistics.</text:p>
      <text:p text:style-name="P92"><text:span text:style-name="T117">Automated Testing: </text:span><text:span text:style-name="T10">Java Runtime Environment (JRE) assuming Java implementation. </text:span><text:span text:style-name="T51">Software IntelliJ </text:span><text:span text:style-name="T62">Idea </text:span><text:span text:style-name="T51">+ M</text:span><text:span text:style-name="T62">aven + </text:span><text:span text:style-name="T51">TestNG </text:span><text:span text:style-name="T63">or Junit</text:span></text:p>
      <text:p text:style-name="P92"><text:span text:style-name="T62">GIT</text:span><text:span text:style-name="T53">hub o Bitbucket </text:span><text:span text:style-name="T117">as</text:span> a web-based hosting service for version control using git</text:p>
      <text:p text:style-name="P22"><text:span text:style-name="T71">The meta-decidim site will be used for bug reporting but if it is not available then </text:span>Mantis Bug Tracker, <text:span text:style-name="T71">a</text:span> free and open source web-based bug tracking system, <text:span text:style-name="T71">will be used.</text:span></text:p>
      <text:p text:style-name="P22"><text:span text:style-name="T71">Once the testing in the IOS environment is done, a virtual machine with Windows 7 will be set up for Windows OS testing purposes and later on for m</text:span><text:span text:style-name="T119">obil</text:span><text:span text:style-name="T118">:</text:span></text:p>
      <text:list xml:id="list4986116658358184572" text:style-name="L8">
        <text:list-item>
          <text:p text:style-name="P31">Android emulator, OS 5.1, Appium 1.6.4 → Google Chrome</text:p>
        </text:list-item>
        <text:list-item>
          <text:p text:style-name="P31">iPhone6 , OS iOS, 10.0, Appium 1.7.1 → Safari</text:p>
        </text:list-item>
      </text:list>
      <text:h text:style-name="Heading_20_3" text:outline-level="3">Other Dependencies</text:h>
      <text:p text:style-name="Text_20_body">None</text:p>
      <text:h text:style-name="P2" text:outline-level="1"><text:bookmark text:name="_Toc482790675"/><text:bookmark text:name="_Toc506458809"/>4. <text:span text:style-name="T150">Test Strategy</text:span></text:h>
      <text:p text:style-name="P18"/>
      <text:p text:style-name="P77"><text:span text:style-name="T53">Due to the lack of a QA te</text:span><text:span text:style-name="T54">am and the closer deadline,</text:span><text:span text:style-name="T53"> we will </text:span><text:span text:style-name="T55">perform</text:span><text:span text:style-name="T54"> </text:span><text:span text:style-name="T62">an urgent </text:span>Smoke Testing <text:span text:style-name="T94">(</text:span>“Build Verification Testing”<text:span text:style-name="T94">). This i</text:span>s a type of software testing that comprises of a non-exhaustive set of tests that aim at ensuring that the most important functions work. The results of this testing <text:soft-page-break/><text:span text:style-name="T94">will be used</text:span> to decide if a build is stable enough to proceed with further testing. Once we complete smoke testing then only we <text:span text:style-name="T117">will </text:span>start <text:span text:style-name="T117">a deeper </text:span>functional testing. </text:p>
      <text:p text:style-name="P77"/>
      <text:h text:style-name="Heading_20_3" text:outline-level="3"><text:bookmark text:name="_Toc482790676"/>4.1 Test Levels</text:h>
      <text:p text:style-name="P59"><text:span text:style-name="T118">Functional Test (FT):</text:span> </text:p>
      <text:p text:style-name="Text_20_body">This type of testing is based upon black box techniques, that is, verifying the application by interacting with the application via the GUI and analyzing the output (results). </text:p>
      <text:p text:style-name="Text_20_body"><text:span text:style-name="T51">Test objective: There will be a test case defined for ea</text:span><text:span text:style-name="T10">ch </text:span><text:span text:style-name="T22">menu and </text:span><text:span text:style-name="T10">requirement</text:span><text:span text:style-name="T22">s</text:span><text:span text:style-name="T10"> to include valid and invalid inputs and data </text:span><text:span text:style-name="T22">rated Critical</text:span><text:span text:style-name="T10">. Verify expected behavior for valid data and appropriate error message on invalid data. Make sure system does not crash or have any other unexpected behavior. </text:span><text:span text:style-name="T24">Some </text:span><text:span text:style-name="T23">special Components </text:span><text:span text:style-name="T24">will be checked as well.</text:span></text:p>
      <text:p text:style-name="P18"><text:span text:style-name="T4">Deliverables: </text:span><text:span text:style-name="T2">FT will document all test cases (both manual and automated), document execution findings will open defects, and test fixes. </text:span></text:p>
      <text:p text:style-name="P18"><text:span text:style-name="T4">Milestones:</text:span> <text:span text:style-name="T2">The following milestones will be tracked:</text:span></text:p>
      <text:p text:style-name="P18"><text:span text:style-name="T1">·</text:span><text:span text:style-name="T2">Test cases defined – all test cases are defined, reviewed, and approved, ready to be executed</text:span></text:p>
      <text:p text:style-name="P18"><text:span text:style-name="T1">· </text:span><text:span text:style-name="T2">Start execution – test system is ready and software is installed ready for testing (to include test credentials)</text:span></text:p>
      <text:p text:style-name="P18"><text:span text:style-name="T1">· </text:span><text:span text:style-name="T2">100% test cases executed – all defined test cases have been executed</text:span></text:p>
      <text:p text:style-name="P18"><text:span text:style-name="T1">· </text:span><text:span text:style-name="T2">Regression test complete – all L1 and L2 defects have been fixed and regression test have been run</text:span></text:p>
      <text:p text:style-name="P18"><text:span text:style-name="T1">· </text:span><text:span text:style-name="T2">Exit FT – All function test tasks are complete</text:span></text:p>
      <text:p text:style-name="P9"/>
      <text:p text:style-name="P59"><text:span text:style-name="T118">User Interface Test (UI):</text:span> </text:p>
      <text:p text:style-name="P93">User Interface testing verifies a user’s interaction with the software. The goal of UI Testing is to ensure that the User Interface provides the user with the appropriate access and navigation through the functions of the applications. In addition, UI Testing ensures that the objects within the UI function as expected and conform to corporate or industry standards. <text:span text:style-name="T124">R</text:span><text:span text:style-name="T123">OCKET</text:span><text:span text:style-name="T124">- V</text:span><text:span text:style-name="T123">ALIDATOR</text:span><text:span text:style-name="T92"><text:note text:id="ftn12" text:note-class="footnote"><text:note-citation>18</text:note-citation><text:note-body><text:p text:style-name="P90"><text:span text:style-name="T122"><text:tab/>https://rocketvalidator.com/s/2c6ce461-b007-4071-85d7-75e49bc768e8/v </text:span></text:p></text:note-body></text:note></text:span><text:span text:style-name="T124">, </text:span><text:span text:style-name="T125">will be used </text:span><text:span text:style-name="T124">to validate the website </text:span><text:span text:style-name="T125">and A11y</text:span><text:span text:style-name="T125"><text:note text:id="ftn11" text:note-class="footnote"><text:note-citation>19</text:note-citation><text:note-body><text:p text:style-name="P45"><text:span text:style-name="T76"><text:tab/></text:span><text:span text:style-name="T39">"A11y" is a </text:span><text:a xlink:type="simple" xlink:href="https://en.wiktionary.org/wiki/numeronym" text:style-name="Internet_20_link" text:visited-style-name="Visited_20_Internet_20_Link"><text:span text:style-name="T39">numeronym</text:span></text:a><text:span text:style-name="T39"> presenting "accessibility" as "a" followed by 11 more letters, followed by "y".</text:span></text:p></text:note-body></text:note></text:span><text:span text:style-name="T125">. </text:span><text:s/></text:p>
      <text:p text:style-name="Text_20_body"/>
      <text:p text:style-name="P18"><text:span text:style-name="T4">Test objective: </text:span><text:span text:style-name="T2">Verify navigation between screens meets requirements and standard</text:span><text:span text:style-name="T38">s</text:span><text:span text:style-name="T2"> Verify the </text:span><text:soft-page-break/><text:span text:style-name="T2">size, colors, and position of the </text:span><text:span text:style-name="T38">elements</text:span><text:span text:style-name="T2"> meets the design and requirements.</text:span></text:p>
      <text:p text:style-name="P18"><text:span text:style-name="T4">Deliverables: </text:span><text:span text:style-name="T2">Document test cases and findings; open and test defects</text:span></text:p>
      <text:p text:style-name="P18"><text:span text:style-name="T4">Milestones: </text:span><text:span text:style-name="T2">The following milestones will be tracked:</text:span></text:p>
      <text:p text:style-name="P18"><text:span text:style-name="T1">· </text:span><text:span text:style-name="T2">Test cases defined – all test cases are defined, reviewed, and approved, ready to be executed</text:span></text:p>
      <text:p text:style-name="P18"><text:span text:style-name="T1">· </text:span><text:span text:style-name="T2">Start execution – test system is ready and software is installed ready for testing (to include test credentials)</text:span></text:p>
      <text:p text:style-name="P18"><text:span text:style-name="T1">· </text:span><text:span text:style-name="T2">100% test cases executed – all defined test cases have been executed</text:span></text:p>
      <text:p text:style-name="P18"><text:span text:style-name="T1">· </text:span><text:span text:style-name="T2">Exit – All test tasks are complete and L1 and L2 test cases are fixed and closed</text:span></text:p>
      <text:p text:style-name="P18"/>
      <text:p text:style-name="Text_20_body"><text:span text:style-name="T120">System Test </text:span><text:span text:style-name="T121">(ST)</text:span><text:span text:style-name="T120">:</text:span> </text:p>
      <text:p text:style-name="P18"><text:span text:style-name="Strong_20_Emphasis">System testing</text:span> is the type of testing to check the <text:span text:style-name="T97">behavior</text:span> of a complete and fully integrated software product based on the software requirements specification (SRS) document. The main focus of this testing is to evaluate End-user requirements.</text:p>
      <text:p text:style-name="P18"><text:span text:style-name="T4">Test Objectives: </text:span><text:span text:style-name="T2">Verify real-life scenarios (sequence of events) that typical users will use the application for and make sure that both valid and invalid inputs work as expected. Verify response time of login and menu navigation meet the standards. Verify the customer scenarios to be used in the user acceptance test are working as expected.</text:span></text:p>
      <text:p text:style-name="P18"><text:span text:style-name="T4">Deliverables: </text:span><text:span text:style-name="T2">Document test scenarios and document findings; open and test defects</text:span></text:p>
      <text:p text:style-name="P18"><text:span text:style-name="T4">Milestones: </text:span><text:span text:style-name="T2">The following milestones will be tracked:</text:span></text:p>
      <text:p text:style-name="P18"><text:span text:style-name="T1">· </text:span><text:span text:style-name="T2">Test scenarios defined – all test scenarios are defined, reviewed, and approved, ready to be executed</text:span></text:p>
      <text:p text:style-name="P18"><text:span text:style-name="T1">· </text:span><text:span text:style-name="T2">Start execution – test system is ready and software is installed ready for testing (to include test credentials)</text:span></text:p>
      <text:p text:style-name="P18"><text:span text:style-name="T1">· </text:span><text:span text:style-name="T2">100% test cases executed – all defined test scenarios have been executed</text:span></text:p>
      <text:p text:style-name="P18"><text:span text:style-name="T1">· </text:span><text:span text:style-name="T2">100% acceptance scenarios executed</text:span></text:p>
      <text:p text:style-name="P18"><text:span text:style-name="T1">· </text:span><text:span text:style-name="T2">Exit – All function test tasks are complete and L1 and L2 test cases are fixed and closed</text:span></text:p>
      <text:p text:style-name="Text_20_body"/>
      <text:p text:style-name="Text_20_body">Test deliverables are provided <text:span text:style-name="Strong_20_Emphasis">after</text:span> the testing cycles is over. </text:p>
      <text:list xml:id="list55877319517400908" text:style-name="L14">
        <text:list-item>
          <text:p text:style-name="P110"><text:span text:style-name="Strong_20_Emphasis">Test Results/reports</text:span> </text:p>
        </text:list-item>
        <text:list-item>
          <text:p text:style-name="P110">Defect Report </text:p>
        </text:list-item>
        <text:list-item>
          <text:p text:style-name="P110">Installation/ Test procedures guidelines </text:p>
        </text:list-item>
        <text:list-item>
          <text:p text:style-name="P76"><text:soft-page-break/><text:span text:style-name="Strong_20_Emphasis">Release notes</text:span> </text:p>
        </text:list-item>
      </text:list>
      <text:p text:style-name="P18"/>
      <text:h text:style-name="P11" text:outline-level="2"><text:span text:style-name="T151">5</text:span> Estimates of Test Effort</text:h>
      <text:p text:style-name="P18"/>
      <table:table table:name="Taula2" table:style-name="Taula2">
        <table:table-column table:style-name="Taula2.A"/>
        <table:table-column table:style-name="Taula2.B"/>
        <table:table-column table:style-name="Taula2.C"/>
        <table:table-column table:style-name="Taula2.D"/>
        <table:table-row>
          <table:table-cell table:style-name="Taula2.A1" office:value-type="string">
            <text:p text:style-name="P34">Test Level</text:p>
          </table:table-cell>
          <table:table-cell table:style-name="Taula2.A1" office:value-type="string">
            <text:p text:style-name="P34">Task</text:p>
          </table:table-cell>
          <table:table-cell table:style-name="Taula2.A1" office:value-type="string">
            <text:p text:style-name="P34">Estimate</text:p>
          </table:table-cell>
          <table:table-cell table:style-name="Taula2.A1" office:value-type="string">
            <text:p text:style-name="P34">Comments</text:p>
          </table:table-cell>
        </table:table-row>
        <table:table-row>
          <table:table-cell table:style-name="Taula2.A2" office:value-type="string">
            <text:p text:style-name="P6">Function test</text:p>
          </table:table-cell>
          <table:table-cell table:style-name="Taula2.B2" office:value-type="string">
            <text:p text:style-name="P6">Define and automate tests</text:p>
          </table:table-cell>
          <table:table-cell table:style-name="Taula2.C2" office:value-type="string">
            <text:p text:style-name="P6">30<text:span text:style-name="T127">P</text:span>D<text:note text:id="ftn15" text:note-class="footnote"><text:note-citation>20</text:note-citation><text:note-body><text:p text:style-name="P39"><text:s/><text:tab/><text:span text:style-name="T127">PD stands for Person Day</text:span></text:p></text:note-body></text:note></text:p>
          </table:table-cell>
          <table:table-cell table:style-name="Taula2.D2" office:value-type="string">
            <text:p text:style-name="P6">There will be a mixture of manual and automated tests</text:p>
          </table:table-cell>
        </table:table-row>
        <table:table-row>
          <table:table-cell table:style-name="Taula2.A3" office:value-type="string">
            <text:p text:style-name="P6"/>
          </table:table-cell>
          <table:table-cell table:style-name="Taula2.B3" office:value-type="string">
            <text:p text:style-name="P6">Execute tests</text:p>
          </table:table-cell>
          <table:table-cell table:style-name="Taula2.C3" office:value-type="string">
            <text:p text:style-name="P6">10D</text:p>
          </table:table-cell>
          <table:table-cell table:style-name="Taula2.D3" office:value-type="string">
            <text:p text:style-name="P6"/>
          </table:table-cell>
        </table:table-row>
        <table:table-row>
          <table:table-cell table:style-name="Taula2.A4" office:value-type="string">
            <text:p text:style-name="P6"/>
          </table:table-cell>
          <table:table-cell table:style-name="Taula2.B4" office:value-type="string">
            <text:p text:style-name="P6">Execute regression</text:p>
          </table:table-cell>
          <table:table-cell table:style-name="Taula2.C4" office:value-type="string">
            <text:p text:style-name="P6">2D</text:p>
          </table:table-cell>
          <table:table-cell table:style-name="Taula2.D4" office:value-type="string">
            <text:p text:style-name="P6">Run a subset of automated tests as a regression to make sure defect fixes did not break anything</text:p>
          </table:table-cell>
        </table:table-row>
        <table:table-row>
          <table:table-cell table:style-name="Taula2.A5" office:value-type="string">
            <text:p text:style-name="P33">Usability test</text:p>
          </table:table-cell>
          <table:table-cell table:style-name="Taula2.B5" office:value-type="string">
            <text:p text:style-name="P33">Define tests</text:p>
          </table:table-cell>
          <table:table-cell table:style-name="Taula2.C5" office:value-type="string">
            <text:p text:style-name="P33">10D</text:p>
          </table:table-cell>
          <table:table-cell table:style-name="Taula2.D5" office:value-type="string">
            <text:p text:style-name="P33">All screens, menu, selections, and <text:span text:style-name="T98">components</text:span> have to be tested</text:p>
          </table:table-cell>
        </table:table-row>
        <table:table-row>
          <table:table-cell table:style-name="Taula2.A6" office:value-type="string">
            <text:p text:style-name="P6"/>
          </table:table-cell>
          <table:table-cell table:style-name="Taula2.B6" office:value-type="string">
            <text:p text:style-name="P6">Execute tests</text:p>
          </table:table-cell>
          <table:table-cell table:style-name="Taula2.C6" office:value-type="string">
            <text:p text:style-name="P6">5D</text:p>
          </table:table-cell>
          <table:table-cell table:style-name="Taula2.D6" office:value-type="string">
            <text:p text:style-name="P6"/>
          </table:table-cell>
        </table:table-row>
        <table:table-row>
          <table:table-cell table:style-name="Taula2.A7" office:value-type="string">
            <text:p text:style-name="P6">System Test</text:p>
          </table:table-cell>
          <table:table-cell table:style-name="Taula2.B7" office:value-type="string">
            <text:p text:style-name="P6">Define scenarios</text:p>
          </table:table-cell>
          <table:table-cell table:style-name="Taula2.C7" office:value-type="string">
            <text:p text:style-name="P6">15D</text:p>
          </table:table-cell>
          <table:table-cell table:style-name="Taula2.D7" office:value-type="string">
            <text:p text:style-name="P6">Define and get approval from user to make sure they reflect real-life operations</text:p>
          </table:table-cell>
        </table:table-row>
        <table:table-row>
          <table:table-cell table:style-name="Taula2.A8" office:value-type="string">
            <text:p text:style-name="P6"/>
          </table:table-cell>
          <table:table-cell table:style-name="Taula2.B8" office:value-type="string">
            <text:p text:style-name="P6">Execute tests</text:p>
          </table:table-cell>
          <table:table-cell table:style-name="Taula2.C8" office:value-type="string">
            <text:p text:style-name="P6">5D</text:p>
          </table:table-cell>
          <table:table-cell table:style-name="Taula2.D8" office:value-type="string">
            <text:p text:style-name="P6"/>
          </table:table-cell>
        </table:table-row>
        <table:table-row>
          <table:table-cell table:style-name="Taula2.A9" office:value-type="string">
            <text:p text:style-name="P6">All levels</text:p>
          </table:table-cell>
          <table:table-cell table:style-name="Taula2.B9" office:value-type="string">
            <text:p text:style-name="P6">Admin tasks</text:p>
          </table:table-cell>
          <table:table-cell table:style-name="Taula2.C9" office:value-type="string">
            <text:p text:style-name="P6">40D</text:p>
          </table:table-cell>
          <table:table-cell table:style-name="Taula2.D9" office:value-type="string">
            <text:p text:style-name="P6">Drafting documents, meetings, test system setup and maintenance, approvals, defects management, etc.</text:p>
          </table:table-cell>
        </table:table-row>
        <table:table-row>
          <table:table-cell table:style-name="Taula2.A10" office:value-type="string">
            <text:p text:style-name="P7">Total</text:p>
          </table:table-cell>
          <table:table-cell table:style-name="Taula2.B10" office:value-type="string">
            <text:p text:style-name="P6"/>
          </table:table-cell>
          <table:table-cell table:style-name="Taula2.C10" office:value-type="string">
            <text:p text:style-name="P7">1<text:span text:style-name="T127">17</text:span>D</text:p>
          </table:table-cell>
          <table:table-cell table:style-name="Taula2.D10" office:value-type="string">
            <text:p text:style-name="P6"/>
          </table:table-cell>
        </table:table-row>
      </table:table>
      <text:p text:style-name="P18"/>
      <text:p text:style-name="P18"/>
      <text:h text:style-name="P2" text:outline-level="1"><text:span text:style-name="T151">6</text:span>. <text:span text:style-name="T150">Test Schedules</text:span></text:h>
      <text:p text:style-name="P18"/>
      <text:p text:style-name="Text_20_body"><text:span text:style-name="T99">Its impossible to set up a schedule because so far all tests will be done when the QA have some spare time from their other jobs. The table it's only for a reference</text:span><text:span text:style-name="T99"><text:note text:id="ftn16" text:note-class="footnote"><text:note-citation>21</text:note-citation><text:note-body><text:p text:style-name="P39"><text:s/><text:tab/>Notes: </text:p><text:p text:style-name="P39">1. Function test can start defining tests before unit test is complete</text:p><text:p text:style-name="P39">2. Acceptance scenarios need to be defined before system test starts executing but they need to be verified and tweaked as needed once system test is completed and critical and severe defects are fixed. </text:p><text:p text:style-name="P39">3. After final test is executed, there is a buffer to complete processing the rest of the defects.</text:p></text:note-body></text:note></text:span><text:span text:style-name="T99">. </text:span><text:s/></text:p>
      <text:p text:style-name="P18"><text:soft-page-break/></text:p>
      <table:table table:name="Taula3" table:style-name="Taula3">
        <table:table-column table:style-name="Taula3.A"/>
        <table:table-column table:style-name="Taula3.B"/>
        <table:table-column table:style-name="Taula3.C"/>
        <table:table-column table:style-name="Taula3.D"/>
        <table:table-column table:style-name="Taula3.E"/>
        <table:table-row>
          <table:table-cell table:style-name="Taula3.A1" office:value-type="string">
            <text:p text:style-name="P35">Level</text:p>
          </table:table-cell>
          <table:table-cell table:style-name="Taula3.A1" office:value-type="string">
            <text:p text:style-name="P35">Task</text:p>
          </table:table-cell>
          <table:table-cell table:style-name="Taula3.A1" office:value-type="string">
            <text:p text:style-name="P35">Start</text:p>
          </table:table-cell>
          <table:table-cell table:style-name="Taula3.A1" office:value-type="string">
            <text:p text:style-name="P35">End</text:p>
          </table:table-cell>
          <table:table-cell table:style-name="Taula3.A1" office:value-type="string">
            <text:p text:style-name="P35">Comments</text:p>
          </table:table-cell>
        </table:table-row>
        <table:table-row>
          <table:table-cell table:style-name="Taula3.A2" office:value-type="string">
            <text:p text:style-name="P38">Unit Test</text:p>
          </table:table-cell>
          <table:table-cell table:style-name="Taula3.A2" office:value-type="string">
            <text:p text:style-name="P38">Execute and fix defects</text:p>
          </table:table-cell>
          <table:table-cell table:style-name="Taula3.A2" office:value-type="string">
            <text:p text:style-name="P37"/>
          </table:table-cell>
          <table:table-cell table:style-name="Taula3.A2" office:value-type="string">
            <text:p text:style-name="P38"/>
          </table:table-cell>
          <table:table-cell table:style-name="Taula3.A2" office:value-type="string">
            <text:p text:style-name="P38">L1 and L2 defects fixed</text:p>
          </table:table-cell>
        </table:table-row>
        <table:table-row>
          <table:table-cell table:style-name="Taula3.A3" office:value-type="string">
            <text:p text:style-name="P32"/>
          </table:table-cell>
          <table:table-cell table:style-name="Taula3.A3" office:value-type="string">
            <text:p text:style-name="P32"/>
          </table:table-cell>
          <table:table-cell table:style-name="Taula3.A3" office:value-type="string">
            <text:p text:style-name="P32"/>
          </table:table-cell>
          <table:table-cell table:style-name="Taula3.A3" office:value-type="string">
            <text:p text:style-name="P32"/>
          </table:table-cell>
          <table:table-cell table:style-name="Taula3.A3" office:value-type="string">
            <text:p text:style-name="P32"/>
          </table:table-cell>
        </table:table-row>
        <table:table-row>
          <table:table-cell table:style-name="Taula3.A2" office:value-type="string">
            <text:p text:style-name="P7">Test Start</text:p>
          </table:table-cell>
          <table:table-cell table:style-name="Taula3.A2" office:value-type="string">
            <text:p text:style-name="P6"/>
          </table:table-cell>
          <table:table-cell table:style-name="Taula3.A2" office:value-type="string">
            <text:p text:style-name="P7"/>
          </table:table-cell>
          <table:table-cell table:style-name="Taula3.A2" office:value-type="string">
            <text:p text:style-name="P6"/>
          </table:table-cell>
          <table:table-cell table:style-name="Taula3.A2" office:value-type="string">
            <text:p text:style-name="P7">Start defining tests/scenarios</text:p>
          </table:table-cell>
        </table:table-row>
        <table:table-row>
          <table:table-cell table:style-name="Taula3.A3" office:value-type="string">
            <text:p text:style-name="P33">Function test</text:p>
          </table:table-cell>
          <table:table-cell table:style-name="Taula3.A3" office:value-type="string">
            <text:p text:style-name="P33">Define and automate tests</text:p>
          </table:table-cell>
          <table:table-cell table:style-name="Taula3.A3" office:value-type="string">
            <text:p text:style-name="P33"/>
          </table:table-cell>
          <table:table-cell table:style-name="Taula3.A3" office:value-type="string">
            <text:p text:style-name="P33"/>
          </table:table-cell>
          <table:table-cell table:style-name="Taula3.A3" office:value-type="string">
            <text:p text:style-name="P33">Testers at 50%</text:p>
          </table:table-cell>
        </table:table-row>
        <table:table-row>
          <table:table-cell table:style-name="Taula3.A2" office:value-type="string">
            <text:p text:style-name="P6"/>
          </table:table-cell>
          <table:table-cell table:style-name="Taula3.A2" office:value-type="string">
            <text:p text:style-name="P6">Execute tests</text:p>
          </table:table-cell>
          <table:table-cell table:style-name="Taula3.A2" office:value-type="string">
            <text:p text:style-name="P6"/>
          </table:table-cell>
          <table:table-cell table:style-name="Taula3.A2" office:value-type="string">
            <text:p text:style-name="P6"/>
          </table:table-cell>
          <table:table-cell table:style-name="Taula3.A2" office:value-type="string">
            <text:p text:style-name="P6">Testers run tests and open defects</text:p>
          </table:table-cell>
        </table:table-row>
        <table:table-row>
          <table:table-cell table:style-name="Taula3.A3" office:value-type="string">
            <text:p text:style-name="P6"/>
          </table:table-cell>
          <table:table-cell table:style-name="Taula3.A3" office:value-type="string">
            <text:p text:style-name="P6">Execute regression</text:p>
          </table:table-cell>
          <table:table-cell table:style-name="Taula3.A3" office:value-type="string">
            <text:p text:style-name="P6"/>
          </table:table-cell>
          <table:table-cell table:style-name="Taula3.A3" office:value-type="string">
            <text:p text:style-name="P6"/>
          </table:table-cell>
          <table:table-cell table:style-name="Taula3.A3" office:value-type="string">
            <text:p text:style-name="P6">tester run tests and open defects</text:p>
          </table:table-cell>
        </table:table-row>
        <table:table-row>
          <table:table-cell table:style-name="Taula3.A2" office:value-type="string">
            <text:p text:style-name="P38">Development</text:p>
          </table:table-cell>
          <table:table-cell table:style-name="Taula3.A2" office:value-type="string">
            <text:p text:style-name="P38">Design User Interface</text:p>
          </table:table-cell>
          <table:table-cell table:style-name="Taula3.A2" office:value-type="string">
            <text:p text:style-name="P37"/>
          </table:table-cell>
          <table:table-cell table:style-name="Taula3.A2" office:value-type="string">
            <text:p text:style-name="P38"/>
          </table:table-cell>
          <table:table-cell table:style-name="Taula3.A2" office:value-type="string">
            <text:p text:style-name="P38">Pre-req for Usability Test</text:p>
          </table:table-cell>
        </table:table-row>
        <table:table-row>
          <table:table-cell table:style-name="Taula3.A3" office:value-type="string">
            <text:p text:style-name="P6">Usability test</text:p>
          </table:table-cell>
          <table:table-cell table:style-name="Taula3.A3" office:value-type="string">
            <text:p text:style-name="P6">Define tests</text:p>
          </table:table-cell>
          <table:table-cell table:style-name="Taula3.A3" office:value-type="string">
            <text:p text:style-name="P6"/>
          </table:table-cell>
          <table:table-cell table:style-name="Taula3.A3" office:value-type="string">
            <text:p text:style-name="P6"/>
          </table:table-cell>
          <table:table-cell table:style-name="Taula3.A3" office:value-type="string">
            <text:p text:style-name="P6">tester </text:p>
          </table:table-cell>
        </table:table-row>
        <table:table-row>
          <table:table-cell table:style-name="Taula3.A2" office:value-type="string">
            <text:p text:style-name="P6"/>
          </table:table-cell>
          <table:table-cell table:style-name="Taula3.A2" office:value-type="string">
            <text:p text:style-name="P6">Execute tests</text:p>
          </table:table-cell>
          <table:table-cell table:style-name="Taula3.A2" office:value-type="string">
            <text:p text:style-name="P6"/>
          </table:table-cell>
          <table:table-cell table:style-name="Taula3.A2" office:value-type="string">
            <text:p text:style-name="P6"/>
          </table:table-cell>
          <table:table-cell table:style-name="Taula3.A2" office:value-type="string">
            <text:p text:style-name="P6">tester run tests and open defects (multiple testers running same scenarios)</text:p>
          </table:table-cell>
        </table:table-row>
        <table:table-row>
          <table:table-cell table:style-name="Taula3.A3" office:value-type="string">
            <text:p text:style-name="P6">System Test</text:p>
          </table:table-cell>
          <table:table-cell table:style-name="Taula3.A3" office:value-type="string">
            <text:p text:style-name="P6">Define scenarios</text:p>
          </table:table-cell>
          <table:table-cell table:style-name="Taula3.A3" office:value-type="string">
            <text:p text:style-name="P6"/>
          </table:table-cell>
          <table:table-cell table:style-name="Taula3.A3" office:value-type="string">
            <text:p text:style-name="P6"/>
          </table:table-cell>
          <table:table-cell table:style-name="Taula3.A3" office:value-type="string">
            <text:p text:style-name="P6">2 testers </text:p>
          </table:table-cell>
        </table:table-row>
        <table:table-row>
          <table:table-cell table:style-name="Taula3.A2" office:value-type="string">
            <text:p text:style-name="P6"/>
          </table:table-cell>
          <table:table-cell table:style-name="Taula3.A2" office:value-type="string">
            <text:p text:style-name="P6">Execute tests</text:p>
          </table:table-cell>
          <table:table-cell table:style-name="Taula3.A2" office:value-type="string">
            <text:p text:style-name="P6"/>
          </table:table-cell>
          <table:table-cell table:style-name="Taula3.A2" office:value-type="string">
            <text:p text:style-name="P6"/>
          </table:table-cell>
          <table:table-cell table:style-name="Taula3.A2" office:value-type="string">
            <text:p text:style-name="P6">tester run tests and open defects</text:p>
          </table:table-cell>
        </table:table-row>
        <table:table-row>
          <table:table-cell table:style-name="Taula3.A3" office:value-type="string">
            <text:p text:style-name="P6"/>
          </table:table-cell>
          <table:table-cell table:style-name="Taula3.A3" office:value-type="string">
            <text:p text:style-name="P6"/>
          </table:table-cell>
          <table:table-cell table:style-name="Taula3.A3" office:value-type="string">
            <text:p text:style-name="P6"/>
          </table:table-cell>
          <table:table-cell table:style-name="Taula3.A3" office:value-type="string">
            <text:p text:style-name="P6"/>
          </table:table-cell>
          <table:table-cell table:style-name="Taula3.A3" office:value-type="string">
            <text:p text:style-name="P6"/>
          </table:table-cell>
        </table:table-row>
        <table:table-row>
          <table:table-cell table:style-name="Taula3.A2" office:value-type="string">
            <text:p text:style-name="P7">Test Exit</text:p>
          </table:table-cell>
          <table:table-cell table:style-name="Taula3.A2" office:value-type="string">
            <text:p text:style-name="P6"/>
          </table:table-cell>
          <table:table-cell table:style-name="Taula3.A2" office:value-type="string">
            <text:p text:style-name="P6"/>
          </table:table-cell>
          <table:table-cell table:style-name="Taula3.A2" office:value-type="string">
            <text:p text:style-name="P7"/>
          </table:table-cell>
          <table:table-cell table:style-name="Taula3.A2" office:value-type="string">
            <text:p text:style-name="P7">All defects fixed</text:p>
          </table:table-cell>
        </table:table-row>
      </table:table>
      <text:p text:style-name="P18"/>
      <text:p text:style-name="Text_20_body"/>
      <text:p text:style-name="P18"/>
      <text:h text:style-name="P2" text:outline-level="1"><text:span text:style-name="T151">7</text:span>. <text:span text:style-name="T150">Entrance and Exit Criteria</text:span></text:h>
      <text:p text:style-name="P20">Function Test:</text:p>
      <text:p text:style-name="P18"><text:span text:style-name="T43">Entry:</text:span> <text:span text:style-name="T2">Function test execution will start, for each system functionality, once unit test is 100% complete and all L1 and L2 defects (critical and severe) are fixed.</text:span></text:p>
      <text:p text:style-name="P18"><text:span text:style-name="T43">Exit:</text:span> All planned test cases have been executed. All defects have been assigned to development. L1 and L2 defects have been fixed. L3 and L4 defects have agreed on course of action. </text:p>
      <text:p text:style-name="P18"><text:soft-page-break/></text:p>
      <text:p text:style-name="P20">User Interface Test:</text:p>
      <text:p text:style-name="P18"><text:span text:style-name="T43">Entry:</text:span> <text:span text:style-name="T2">Test execution will not start until all</text:span><text:span text:style-name="T3"> </text:span><text:span text:style-name="T2">interfaces for the product are complete and unit tested. All L1 and L2 defects must be fixed.</text:span></text:p>
      <text:p text:style-name="P18"><text:span text:style-name="T43">Exit: </text:span>Each screen navigation and behavior works as expected and meets GUI <text:span text:style-name="T128">and decidim.org </text:span>standards. All L1 and L2 defects are fixed.</text:p>
      <text:p text:style-name="P18"/>
      <text:p text:style-name="P20">System Test:</text:p>
      <text:p text:style-name="P18"><text:span text:style-name="T43">Entry:</text:span> <text:span text:style-name="T2">Test execution can be staged per testing scenario. All functionality for the scenario must be 100% function test complete with L1 and L2 defects fixed and 90% of L3 and L4 defects fixed.  </text:span></text:p>
      <text:p text:style-name="P18"><text:span text:style-name="T43">Exit: </text:span>All defined scenarios have been executed and L1-L3 defects are fixed.</text:p>
      <text:p text:style-name="P18"/>
      <text:h text:style-name="P2" text:outline-level="1"><text:span text:style-name="T151">8</text:span>. <text:span text:style-name="T150">Assumptions and Constraints</text:span></text:h>
      <text:h text:style-name="Heading_20_3" text:outline-level="3"><text:span text:style-name="T151">8</text:span>.1 Assumptions</text:h>
      <text:p text:style-name="P68">There is a<text:span text:style-name="T159">n</text:span> <text:span text:style-name="T159">I</text:span>nternet connection and a website available at http://staging.decidim.codegram.com/</text:p>
      <text:h text:style-name="Heading_20_3" text:outline-level="3"><text:span text:style-name="T151">8</text:span>.<text:span text:style-name="T151">2</text:span> Constraints</text:h>
      <text:p text:style-name="Text_20_body"><text:span text:style-name="T51">Some of the testing </text:span><text:span text:style-name="T64">maybe </text:span><text:span text:style-name="T51">will be done with mocked up code, specifically for credentials and final user interfaces until the actual code is available. </text:span>Testing will only be done on Windows and MAC systems.</text:p>
      <text:p text:style-name="Text_20_body"/>
      <text:p text:style-name="Text_20_body"/>
      <text:h text:style-name="P2" text:outline-level="1"><text:span text:style-name="T151">9</text:span>. <text:span text:style-name="T150">Risk assessments and contingencies</text:span></text:h>
      <text:p text:style-name="P18"> </text:p>
      <table:table table:name="Taula4" table:style-name="Taula4">
        <table:table-column table:style-name="Taula4.A"/>
        <table:table-column table:style-name="Taula4.B"/>
        <table:table-column table:style-name="Taula4.C"/>
        <table:table-column table:style-name="Taula4.D"/>
        <table:table-row>
          <table:table-cell table:style-name="Taula4.A1" office:value-type="string">
            <text:p text:style-name="P35">Item</text:p>
          </table:table-cell>
          <table:table-cell table:style-name="Taula4.A1" office:value-type="string">
            <text:p text:style-name="P35">Impact</text:p>
          </table:table-cell>
          <table:table-cell table:style-name="Taula4.A1" office:value-type="string">
            <text:p text:style-name="P35">Risk</text:p>
          </table:table-cell>
          <table:table-cell table:style-name="Taula4.A1" office:value-type="string">
            <text:p text:style-name="P35">Contingency Plan</text:p>
          </table:table-cell>
        </table:table-row>
        <table:table-row>
          <table:table-cell table:style-name="Taula4.A2" office:value-type="string">
            <text:p text:style-name="P6">Development Delivery Late</text:p>
          </table:table-cell>
          <table:table-cell table:style-name="Taula4.A2" office:value-type="string">
            <text:p text:style-name="P6">Medium</text:p>
          </table:table-cell>
          <table:table-cell table:style-name="Taula4.A2" office:value-type="string">
            <text:p text:style-name="P6">High</text:p>
          </table:table-cell>
          <table:table-cell table:style-name="Taula4.A2" office:value-type="string">
            <text:p text:style-name="P6">Track progress closely and plan to test in phases as needed</text:p>
          </table:table-cell>
        </table:table-row>
        <table:table-row>
          <table:table-cell table:style-name="Taula4.A9" office:value-type="string">
            <text:p text:style-name="P6">Function Test End Late</text:p>
          </table:table-cell>
          <table:table-cell table:style-name="Taula4.B9" office:value-type="string">
            <text:p text:style-name="P6">High</text:p>
          </table:table-cell>
          <table:table-cell table:style-name="Taula4.C9" office:value-type="string">
            <text:p text:style-name="P6">High</text:p>
          </table:table-cell>
          <table:table-cell table:style-name="Taula4.D9" office:value-type="string">
            <text:p text:style-name="P6">Track progress closely and prioritize tests completion; Start ST in phases as needed</text:p>
          </table:table-cell>
        </table:table-row>
        <table:table-row>
          <table:table-cell table:style-name="Taula4.A2" office:value-type="string">
            <text:p text:style-name="P6">High FT Defect rate</text:p>
          </table:table-cell>
          <table:table-cell table:style-name="Taula4.A2" office:value-type="string">
            <text:p text:style-name="P6">High</text:p>
          </table:table-cell>
          <table:table-cell table:style-name="Taula4.A2" office:value-type="string">
            <text:p text:style-name="P6">Medium</text:p>
          </table:table-cell>
          <table:table-cell table:style-name="Taula4.A2" office:value-type="string">
            <text:p text:style-name="P6">2 additional developers can be dedicated full time to <text:soft-page-break/>fix as needed</text:p>
          </table:table-cell>
        </table:table-row>
        <table:table-row>
          <table:table-cell table:style-name="Taula4.A9" office:value-type="string">
            <text:p text:style-name="P6">User Interface severe defects</text:p>
          </table:table-cell>
          <table:table-cell table:style-name="Taula4.B9" office:value-type="string">
            <text:p text:style-name="P6">High</text:p>
          </table:table-cell>
          <table:table-cell table:style-name="Taula4.C9" office:value-type="string">
            <text:p text:style-name="P6">Low</text:p>
          </table:table-cell>
          <table:table-cell table:style-name="Taula4.D9" office:value-type="string">
            <text:p text:style-name="P6">Customer to review and approve design; FT to open defects when see any issues; 2 developers can be dedicated full time to fix as needed</text:p>
          </table:table-cell>
        </table:table-row>
        <table:table-row>
          <table:table-cell table:style-name="Taula4.A2" office:value-type="string">
            <text:p text:style-name="P6">System Test End Late</text:p>
          </table:table-cell>
          <table:table-cell table:style-name="Taula4.A2" office:value-type="string">
            <text:p text:style-name="P6">Medium</text:p>
          </table:table-cell>
          <table:table-cell table:style-name="Taula4.A2" office:value-type="string">
            <text:p text:style-name="P6">Medium</text:p>
          </table:table-cell>
          <table:table-cell table:style-name="Taula4.A2" office:value-type="string">
            <text:p text:style-name="P6">Track progress and add tester from FT team as needed to complete on time</text:p>
          </table:table-cell>
        </table:table-row>
        <table:table-row>
          <table:table-cell table:style-name="Taula4.A9" office:value-type="string">
            <text:p text:style-name="P6">High ST Defect rate</text:p>
          </table:table-cell>
          <table:table-cell table:style-name="Taula4.B9" office:value-type="string">
            <text:p text:style-name="P6">High</text:p>
          </table:table-cell>
          <table:table-cell table:style-name="Taula4.C9" office:value-type="string">
            <text:p text:style-name="P6">Medium</text:p>
          </table:table-cell>
          <table:table-cell table:style-name="Taula4.D9" office:value-type="string">
            <text:p text:style-name="P6">2 additional developers can be dedicated full time to fix as needed</text:p>
          </table:table-cell>
        </table:table-row>
        <table:table-row>
          <table:table-cell table:style-name="Taula4.A2" office:value-type="string">
            <text:p text:style-name="P6">User Acceptance severe defects</text:p>
          </table:table-cell>
          <table:table-cell table:style-name="Taula4.A2" office:value-type="string">
            <text:p text:style-name="P6">High</text:p>
          </table:table-cell>
          <table:table-cell table:style-name="Taula4.A2" office:value-type="string">
            <text:p text:style-name="P6">Low</text:p>
          </table:table-cell>
          <table:table-cell table:style-name="Taula4.A2" office:value-type="string">
            <text:p text:style-name="P6">Tests will be defined early and approved by user; System test will test first; 2 developers can be dedicated full time to fix as needed</text:p>
          </table:table-cell>
        </table:table-row>
        <table:table-row>
          <table:table-cell table:style-name="Taula4.A9" office:value-type="string">
            <text:p text:style-name="P6">System environment issue</text:p>
          </table:table-cell>
          <table:table-cell table:style-name="Taula4.B9" office:value-type="string">
            <text:p text:style-name="P6">High</text:p>
          </table:table-cell>
          <table:table-cell table:style-name="Taula4.C9" office:value-type="string">
            <text:p text:style-name="P6">Low</text:p>
          </table:table-cell>
          <table:table-cell table:style-name="Taula4.D9" office:value-type="string">
            <text:p text:style-name="P6">Dedicated tester setting up; Can add resource as needed</text:p>
          </table:table-cell>
        </table:table-row>
        <table:table-row>
          <table:table-cell table:style-name="Taula4.A2" office:value-type="string">
            <text:p text:style-name="P6">Login and credentials not complete on time</text:p>
          </table:table-cell>
          <table:table-cell table:style-name="Taula4.A2" office:value-type="string">
            <text:p text:style-name="P6">High</text:p>
          </table:table-cell>
          <table:table-cell table:style-name="Taula4.A2" office:value-type="string">
            <text:p text:style-name="P6">Medium</text:p>
          </table:table-cell>
          <table:table-cell table:style-name="Taula4.A2" office:value-type="string">
            <text:p text:style-name="P6">Test with mocked up code and then run regression once real code available</text:p>
          </table:table-cell>
        </table:table-row>
      </table:table>
      <text:p text:style-name="P18"/>
      <text:p text:style-name="P69">Legend: FT: Function Test – ST: System Test – UIT: User Interface Test</text:p>
      <text:h text:style-name="P2" text:outline-level="1"/>
      <text:p text:style-name="P18"/>
      <text:p text:style-name="P18"/>
      <text:h text:style-name="P2" text:outline-level="1"><text:span text:style-name="T151">10</text:span>. <text:span text:style-name="T150">Test and Defects Management</text:span></text:h>
      <text:p text:style-name="P71"><text:span text:style-name="T101">Currently there is already a protocol implemented in-between Github and the Meta-decidim </text:span><text:span text:style-name="T103">site</text:span><text:span text:style-name="T101"> </text:span><text:span text:style-name="T102">to deal with this issues</text:span><text:span text:style-name="T101">. </text:span></text:p>
      <text:p text:style-name="P70">Information about bug fixing in Github can be found here:</text:p>
      <text:p text:style-name="P70"><text:span text:style-name="T101">https://github.com/decidim/decidim/issues</text:span></text:p>
      <text:p text:style-name="P70">Information about bug fixing in Metadecidim can be found here:</text:p>
      <text:p text:style-name="P95"><text:span text:style-name="T51">More information in: </text:span></text:p>
      <text:p text:style-name="P95"><text:span text:style-name="T51">https://meta.decidim.barcelona/processes/bug-report?locale=en</text:span></text:p>
      <text:p text:style-name="P95">To report bugs: </text:p>
      <text:p text:style-name="P95"><text:soft-page-break/>https://meta.decidim.barcelona/processes/bug-report/f/210/</text:p>
      <text:p text:style-name="P95">The latest release changelog with a list of new features: </text:p>
      <text:p text:style-name="P72">https://decidim.org/blog/en/2018-02-06-release-0-9-0/</text:p>
      <text:p text:style-name="P72"><text:span text:style-name="T129">If finally there is a QA team. </text:span>Defects will be opened by individual testers and assigned to the development lead. Development lead will review and either return (e.g. ask for more information) or assign to a developer. Developer will work with tester to debug the issue and will fix the issue. Once code is integrated into current driver, the defect will be marked as fixed and assigned to the tester. Tester will rerun the test that failed and either close the defect or reopen it to be assigned to development (e.g. fix did not work or there is a regression<text:span text:style-name="T129">)</text:span>.</text:p>
      <text:p text:style-name="P72">The actual terminologies, and their meaning, can vary depending on people <text:span text:style-name="T129">or</text:span> projects but the following is a normally accepted classification.</text:p>
      <text:p text:style-name="P18">Defects will be classified as follows:</text:p>
      <table:table table:name="Taula5" table:style-name="Taula5">
        <table:table-column table:style-name="Taula5.A"/>
        <table:table-column table:style-name="Taula5.B"/>
        <table:table-row>
          <table:table-cell table:style-name="Taula5.A1" office:value-type="string">
            <text:p text:style-name="P35">Severity</text:p>
          </table:table-cell>
          <table:table-cell table:style-name="Taula5.A1" office:value-type="string">
            <text:p text:style-name="P35">Classification Criteria Based on Impact to the User or System</text:p>
          </table:table-cell>
        </table:table-row>
        <table:table-row>
          <table:table-cell table:style-name="Taula5.A2" office:value-type="string">
            <text:p text:style-name="P6">1 (Critical)</text:p>
          </table:table-cell>
          <table:table-cell table:style-name="Taula5.A2" office:value-type="string">
            <text:p text:style-name="P5"><text:span text:style-name="T51">Issue can cause system crash, loss of data, hang, or data corruption. </text:span>Example: Unsuccessful installation, complete failure of a feature.</text:p>
          </table:table-cell>
        </table:table-row>
        <table:table-row>
          <table:table-cell table:style-name="Taula5.A5" office:value-type="string">
            <text:p text:style-name="P6">2 (Severe/<text:span text:style-name="T95">Major</text:span>)</text:p>
          </table:table-cell>
          <table:table-cell table:style-name="Taula5.B5" office:value-type="string">
            <text:p text:style-name="P5"><text:span text:style-name="T51">Issue causes incorrect or unexpected behavior for a critical functionality. </text:span>The defect affects major functionality or major data. A feature is not functional from one module but the task is doable if <text:span text:style-name="T129">X</text:span> complicated indirect steps are followed in another module/s.</text:p>
          </table:table-cell>
        </table:table-row>
        <table:table-row>
          <table:table-cell table:style-name="Taula5.A2" office:value-type="string">
            <text:p text:style-name="P6">3 (Medium/<text:span text:style-name="T95">Minor</text:span>)</text:p>
          </table:table-cell>
          <table:table-cell table:style-name="Taula5.A2" office:value-type="string">
            <text:p text:style-name="P8"><text:span text:style-name="T51">Issue causes incorrect behavior </text:span>or non-critical data <text:span text:style-name="T51">but there is a workaround. </text:span>Example: A minor feature that is not functional in one module but the same task is easily doable from another module.</text:p>
          </table:table-cell>
        </table:table-row>
        <table:table-row>
          <table:table-cell table:style-name="Taula5.A5" office:value-type="string">
            <text:p text:style-name="P6">4 (Low/<text:span text:style-name="T95">Trivial</text:span>)</text:p>
          </table:table-cell>
          <table:table-cell table:style-name="Taula5.B5" office:value-type="string">
            <text:p text:style-name="P5"><text:span text:style-name="T51">There is an issue with a message or other issue with small impact on overall functionality. </text:span>It does not impact productivity or efficiency. It is merely an inconvenience. Example: Petty layout discrepancies, spelling/grammatical errors.</text:p>
          </table:table-cell>
        </table:table-row>
      </table:table>
      <text:p text:style-name="P18"/>
      <text:p text:style-name="P18"/>
      <text:h text:style-name="P2" text:outline-level="1"><text:bookmark text:name="_Toc482790685"/>1<text:span text:style-name="T151">1</text:span>. <text:span text:style-name="T150">Test Metrics</text:span></text:h>
      <text:p text:style-name="P78">Status and charts</text:p>
      <text:p text:style-name="P81"><text:span text:style-name="T130">If we can set up an automated way of doing it, -probably with Test-link- it will be convenient to provide w</text:span>eekly reports and graphs that include: </text:p>
      <text:p text:style-name="P113"><text:span text:style-name="T1">· </text:span><text:span text:style-name="T2">Total number of opened defects with rate of creation</text:span></text:p>
      <text:p text:style-name="P113"><text:soft-page-break/><text:span text:style-name="T1">· </text:span><text:span text:style-name="T2">Number of currently opened defects grouped by severity</text:span></text:p>
      <text:p text:style-name="P113"><text:span text:style-name="T1">· </text:span><text:span text:style-name="T2">Number of blocking defects (and their defect number)</text:span></text:p>
      <text:p text:style-name="P113"><text:span text:style-name="T1">· </text:span><text:span text:style-name="T2">Number of fixed defects</text:span></text:p>
      <text:p text:style-name="P113"><text:span text:style-name="T1">· </text:span><text:span text:style-name="T2">Number of defects currently assigned to development</text:span></text:p>
      <text:p text:style-name="P113"><text:span text:style-name="T1">· </text:span><text:span text:style-name="T2">Number of defects currently assigned to test</text:span></text:p>
      <text:p text:style-name="P73"/>
      <text:p text:style-name="P13">The following data and metrics <text:span text:style-name="T130">should</text:span> be calculated periodically and presented at status meetings:</text:p>
      <text:p text:style-name="P18"><text:span text:style-name="T1">· </text:span><text:span text:style-name="T2">Number of defined test cases per test level</text:span></text:p>
      <text:p text:style-name="P18"><text:span text:style-name="T1">· </text:span><text:span text:style-name="T2">Number of defects found per test level</text:span></text:p>
      <text:p text:style-name="P18"><text:span text:style-name="T1">· </text:span><text:span text:style-name="T2">Total number of defects found</text:span></text:p>
      <text:p text:style-name="P18"><text:span text:style-name="T1">· </text:span><text:span text:style-name="T2">Number of defects found per functionality (Function test)</text:span></text:p>
      <text:p text:style-name="P18"><text:span text:style-name="T1">· </text:span><text:span text:style-name="T2">Number of defects per severity (Function test)</text:span></text:p>
      <text:p text:style-name="P18"><text:span text:style-name="T1">· </text:span><text:span text:style-name="T2">Total number of defects per severity</text:span></text:p>
      <text:p text:style-name="P18"><text:span text:style-name="T1">· </text:span><text:span text:style-name="T2">Rate of defect arrival and rate of defect removal</text:span></text:p>
      <text:p text:style-name="P18"><text:span text:style-name="T1">· </text:span><text:span text:style-name="T2">Percentage of executed test cases per test level</text:span></text:p>
      <text:p text:style-name="P18"><text:span text:style-name="T1">· </text:span><text:span text:style-name="T2">Percentage of total executed test cases</text:span></text:p>
      <text:p text:style-name="P18"><text:span text:style-name="T1">· </text:span><text:span text:style-name="T2">Number of blocking defects and how many tests they are blocking</text:span></text:p>
      <text:p text:style-name="P18"> </text:p>
      <text:h text:style-name="P2" text:outline-level="1"><text:bookmark text:name="_Toc482790686"/>1<text:span text:style-name="T151">2</text:span>. <text:span text:style-name="T150">Responsibilities &amp; Approvals</text:span></text:h>
      <text:p text:style-name="P18"> </text:p>
      <table:table table:name="Taula6" table:style-name="Taula6">
        <table:table-column table:style-name="Taula6.A"/>
        <table:table-column table:style-name="Taula6.B"/>
        <table:table-column table:style-name="Taula6.C"/>
        <table:table-column table:style-name="Taula6.D"/>
        <table:table-row>
          <table:table-cell table:style-name="Taula6.A1" office:value-type="string">
            <text:p text:style-name="P35">Role</text:p>
          </table:table-cell>
          <table:table-cell table:style-name="Taula6.A1" office:value-type="string">
            <text:p text:style-name="P36">Name</text:p>
          </table:table-cell>
          <table:table-cell table:style-name="Taula6.A1" office:value-type="string">
            <text:p text:style-name="P35">Responsibility</text:p>
          </table:table-cell>
          <table:table-cell table:style-name="Taula6.A1" office:value-type="string">
            <text:p text:style-name="P35">Approvals</text:p>
          </table:table-cell>
        </table:table-row>
        <table:table-row>
          <table:table-cell table:style-name="Taula6.A2" office:value-type="string">
            <text:p text:style-name="P6">Project Manager</text:p>
          </table:table-cell>
          <table:table-cell table:style-name="Taula6.A2" office:value-type="string">
            <text:p text:style-name="P6"/>
          </table:table-cell>
          <table:table-cell table:style-name="Taula6.A2" office:value-type="string">
            <text:p text:style-name="P6">Overall responsibility for quality and due dates</text:p>
          </table:table-cell>
          <table:table-cell table:style-name="Taula6.A2" office:value-type="string">
            <text:p text:style-name="P6">Approve Master Test Plan</text:p>
          </table:table-cell>
        </table:table-row>
        <table:table-row>
          <table:table-cell table:style-name="Taula6.A7" office:value-type="string">
            <text:p text:style-name="P6">Product Owner</text:p>
          </table:table-cell>
          <table:table-cell table:style-name="Taula6.B7" office:value-type="string">
            <text:p text:style-name="P6"/>
          </table:table-cell>
          <table:table-cell table:style-name="Taula6.C7" office:value-type="string">
            <text:p text:style-name="P6">Overall responsibility for design, dev, and test execution</text:p>
          </table:table-cell>
          <table:table-cell table:style-name="Taula6.D7" office:value-type="string">
            <text:p text:style-name="P6">Approve Master Test Plan</text:p>
          </table:table-cell>
        </table:table-row>
        <table:table-row>
          <table:table-cell table:style-name="Taula6.A2" office:value-type="string">
            <text:p text:style-name="P6">Dev Lead</text:p>
          </table:table-cell>
          <table:table-cell table:style-name="Taula6.A2" office:value-type="string">
            <text:p text:style-name="P6"/>
          </table:table-cell>
          <table:table-cell table:style-name="Taula6.A2" office:value-type="string">
            <text:p text:style-name="P6">Dev schedule and <text:soft-page-break/>delivery</text:p>
          </table:table-cell>
          <table:table-cell table:style-name="Taula6.A2" office:value-type="string">
            <text:p text:style-name="P6">Approve Master Test Plan</text:p>
          </table:table-cell>
        </table:table-row>
        <table:table-row>
          <table:table-cell table:style-name="Taula6.A7" office:value-type="string">
            <text:p text:style-name="P6">Test Manager</text:p>
          </table:table-cell>
          <table:table-cell table:style-name="Taula6.B7" office:value-type="string">
            <text:p text:style-name="P6"/>
          </table:table-cell>
          <table:table-cell table:style-name="Taula6.C7" office:value-type="string">
            <text:p text:style-name="P6">Overall test effort and dates</text:p>
          </table:table-cell>
          <table:table-cell table:style-name="Taula6.D7" office:value-type="string">
            <text:p text:style-name="P6">Approve Master Test Plan</text:p>
          </table:table-cell>
        </table:table-row>
        <table:table-row>
          <table:table-cell table:style-name="Taula6.A2" office:value-type="string">
            <text:p text:style-name="P6">Test Lead</text:p>
          </table:table-cell>
          <table:table-cell table:style-name="Taula6.A2" office:value-type="string">
            <text:p text:style-name="P6"/>
          </table:table-cell>
          <table:table-cell table:style-name="Taula6.A2" office:value-type="string">
            <text:p text:style-name="P6">Test quality and execution</text:p>
          </table:table-cell>
          <table:table-cell table:style-name="Taula6.A2" office:value-type="string">
            <text:p text:style-name="P6">Approve Master Test Plan</text:p>
          </table:table-cell>
        </table:table-row>
        <table:table-row>
          <table:table-cell table:style-name="Taula6.A7" office:value-type="string">
            <text:p text:style-name="P6">Customer tester</text:p>
          </table:table-cell>
          <table:table-cell table:style-name="Taula6.B7" office:value-type="string">
            <text:p text:style-name="P6"/>
          </table:table-cell>
          <table:table-cell table:style-name="Taula6.C7" office:value-type="string">
            <text:p text:style-name="P6"/>
          </table:table-cell>
          <table:table-cell table:style-name="Taula6.D7" office:value-type="string">
            <text:p text:style-name="P6">Approve dates related to acceptance test and final delivery dates</text:p>
          </table:table-cell>
        </table:table-row>
        <table:table-row>
          <table:table-cell table:style-name="Taula6.A2" office:value-type="string">
            <text:p text:style-name="P6"/>
          </table:table-cell>
          <table:table-cell table:style-name="Taula6.A2" office:value-type="string">
            <text:p text:style-name="P6"/>
          </table:table-cell>
          <table:table-cell table:style-name="Taula6.A2" office:value-type="string">
            <text:p text:style-name="P6"/>
          </table:table-cell>
          <table:table-cell table:style-name="Taula6.A2" office:value-type="string">
            <text:p text:style-name="P6"/>
          </table:table-cell>
        </table:table-row>
      </table:table>
      <text:p text:style-name="P18"/>
      <text:h text:style-name="P2" text:outline-level="1"><text:bookmark text:name="_Toc482790687"/>1<text:span text:style-name="T151">3</text:span>. <text:span text:style-name="T150">References and supporting documents</text:span></text:h>
      <text:p text:style-name="P18"/>
      <text:p text:style-name="P97">- Barandiaran, X.E. <text:s/>and Romero, C. <text:span text:style-name="T131">(2017)</text:span> Decidim's functionalities and features. Roadmap 2017-2018 v.1.0 <text:s/>04/09/2017.</text:p>
      <text:p text:style-name="P96">- Cabot,Jordi <text:s/><text:span text:style-name="T131">and</text:span> Canovas, Javier <text:span text:style-name="T131">(22-XII-2017)</text:span> Code Governance in Decidim </text:p>
      <text:p text:style-name="P96">- PLEC DE PRESCRIPCIONS TÈCNIQUES PER A LA CONTRACTACIÓ DELS SERVEIS DE CONSTRUCCIÓ I IMPLANTACIÓ DE LA PLATAFORMA DECIDIM.BARCELONA AMB INCORPORACIÓ D’OBJECTIUS D’EFICIÈNCIA SOCIAL . Institut Municipal d’Informàtica Direcció d’Estratègia i Nous Projec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alibri" svg:font-family="Calibri"/>
    <style:font-face style:name="Courier New" svg:font-family="'Courier New'"/>
    <style:font-face style:name="NimbusSanL" svg:font-family="NimbusSanL"/>
    <style:font-face style:name="SourceSansPro" svg:font-family="SourceSansPro"/>
    <style:font-face style:name="Symbol" svg:font-family="Symbol"/>
    <style:font-face style:name="Times New Roman" svg:font-family="'Times New Roman', serif"/>
    <style:font-face style:name="0" svg:font-family="0" style:font-family-generic="roman" style:font-pitch="variable"/>
    <style:font-face style:name="Liberation Serif" svg:font-family="'Liberation Serif'" style:font-family-generic="roman" style:font-pitch="variable"/>
    <style:font-face style:name="Adobe Song Std" svg:font-family="'Adobe Song Std'" style:font-family-generic="swiss" style:font-pitch="variable"/>
    <style:font-face style:name="Bodoni" svg:font-family="Bodon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999999" fo:font-weight="normal" style:font-weight-asian="normal" style:font-weight-complex="normal"/>
    </style:style>
    <style:style style:name="MP2" style:family="paragraph" style:parent-style-name="Footer">
      <style:paragraph-properties fo:text-align="end" style:justify-single-word="false"/>
    </style:style>
    <style:style style:name="MT1" style:family="text">
      <style:text-properties style:text-underline-style="none"/>
    </style:style>
    <style:style style:name="MT2" style:family="text">
      <style:text-properties fo:font-size="10pt" style:text-underline-style="none" officeooo:rsid="00706def" style:font-size-asian="10pt" style:font-size-complex="10pt"/>
    </style:style>
    <style:style style:name="MT3" style:family="text">
      <style:text-properties fo:color="#808080" fo:font-size="9pt" officeooo:rsid="00706def"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0.06pt solid #b2b2b2" fo:border-bottom="0.06pt solid #b2b2b2" fo:border-left="none" fo:border-right="none" fo:padding="0.049cm" style:shadow="none" fo:background-color="#eeeeee">
          <style:background-image/>
        </style:header-footer-properties>
      </style:header-style>
      <style:footer-style>
        <style:header-footer-properties fo:min-height="0cm" fo:margin-top="0.499cm" style:shadow="none" fo:background-color="#eeeeee">
          <style:background-image/>
        </style:header-footer-properties>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text:initial-creator/></text:span><text:span text:style-name="MT1">-</text:span><text:span text:style-name="MT2">Decidim.org Master Test Plan · </text:span><text:span text:style-name="MT2"><text:date style:data-style-name="N37" text:date-value="2018-02-19T16:24:10.330388126" text:fixed="true">02/19/18</text:date></text:span><text:span text:style-name="MT2">-</text:span></text:p>
      </style:header>
      <style:footer>
        <text:p text:style-name="MP2"><text:initial-creator/><text:span text:style-name="MT3">Xavier Arque Q.A. <text:s text:c="13"/>pag.</text:span><text:span text:style-name="MT3"><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00:46:00.335643000</meta:creation-date>
    <meta:generator>LibreOffice/4.3.4.1$MacOSX_x86 LibreOffice_project/bc356b2f991740509f321d70e4512a6a54c5f243</meta:generator>
    <dc:date>2018-02-20T18:48:15.995330000</dc:date>
    <meta:editing-duration>P3DT14H24M6S</meta:editing-duration>
    <meta:editing-cycles>55</meta:editing-cycles>
    <meta:document-statistic meta:table-count="6" meta:image-count="0" meta:object-count="0" meta:page-count="20" meta:paragraph-count="417" meta:word-count="5027" meta:character-count="32052" meta:non-whitespace-character-count="27292"/>
  </office:meta>
</office:document-meta>
</file>